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antGardeGothicCTT" svg:font-family="AvantGardeGothicCTT" style:font-family-generic="roman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0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style:min-row-height="0.192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754cm" fo:margin-left="-0.25cm" fo:margin-top="0cm" fo:margin-bottom="0cm" table:align="left" style:writing-mode="lr-tb"/>
    </style:style>
    <style:style style:name="Таблица2.A" style:family="table-column">
      <style:table-column-properties style:column-width="13.503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style:min-row-height="1.653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fo:keep-together="auto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fo:keep-together="auto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8" style:family="table-row">
      <style:table-row-properties fo:keep-together="auto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fo:keep-together="auto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0" style:family="table-row">
      <style:table-row-properties fo:keep-together="auto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1" style:family="table-row">
      <style:table-row-properties fo:keep-together="auto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2" style:family="table-row">
      <style:table-row-properties fo:keep-together="auto"/>
    </style:style>
    <style:style style:name="Таблица2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3" style:family="table-row">
      <style:table-row-properties fo:keep-together="auto"/>
    </style:style>
    <style:style style:name="Таблица2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4" style:family="table-row">
      <style:table-row-properties fo:keep-together="auto"/>
    </style:style>
    <style:style style:name="Таблица2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5" style:family="table-row">
      <style:table-row-properties fo:keep-together="auto"/>
    </style:style>
    <style:style style:name="Таблица2.A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6" style:family="table-row">
      <style:table-row-properties fo:keep-together="auto"/>
    </style:style>
    <style:style style:name="Таблица2.A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7" style:family="table-row">
      <style:table-row-properties fo:keep-together="auto"/>
    </style:style>
    <style:style style:name="Таблица2.A1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8" style:family="table-row">
      <style:table-row-properties fo:keep-together="auto"/>
    </style:style>
    <style:style style:name="Таблица2.A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9" style:family="table-row">
      <style:table-row-properties fo:keep-together="auto"/>
    </style:style>
    <style:style style:name="Таблица2.A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53cm" fo:margin-left="0.199cm" fo:margin-top="0cm" fo:margin-bottom="0cm" table:align="left" style:writing-mode="page"/>
    </style:style>
    <style:style style:name="Таблица3.A" style:family="table-column">
      <style:table-column-properties style:column-width="10.8cm"/>
    </style:style>
    <style:style style:name="Таблица3.B" style:family="table-column">
      <style:table-column-properties style:column-width="6.253cm"/>
    </style:style>
    <style:style style:name="Таблица3.1" style:family="table-row">
      <style:table-row-properties style:min-row-height="1.478cm"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2" style:family="table-row">
      <style:table-row-properties style:min-row-height="0.686cm" fo:keep-together="auto"/>
    </style:style>
    <style:style style:name="Таблица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3" style:family="table-row">
      <style:table-row-properties style:min-row-height="0.746cm" fo:keep-together="auto"/>
    </style:style>
    <style:style style:name="Таблица3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4" style:family="table-row">
      <style:table-row-properties style:min-row-height="0.732cm" fo:keep-together="auto"/>
    </style:style>
    <style:style style:name="Таблица3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" style:family="table">
      <style:table-properties style:width="16.993cm" fo:margin-left="0.191cm" fo:margin-top="0cm" fo:margin-bottom="0cm" table:align="left" style:writing-mode="page"/>
    </style:style>
    <style:style style:name="Таблица4.A" style:family="table-column">
      <style:table-column-properties style:column-width="7.692cm"/>
    </style:style>
    <style:style style:name="Таблица4.B" style:family="table-column">
      <style:table-column-properties style:column-width="0.998cm"/>
    </style:style>
    <style:style style:name="Таблица4.C" style:family="table-column">
      <style:table-column-properties style:column-width="7.301cm"/>
    </style:style>
    <style:style style:name="Таблица4.D" style:family="table-column">
      <style:table-column-properties style:column-width="1.00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4.B1" style:family="table-cell">
      <style:table-cell-properties fo:padding-left="0.191cm" fo:padding-right="0.191cm" fo:padding-top="0cm" fo:padding-bottom="0cm" fo:border="0.5pt solid #000000"/>
    </style:style>
    <style:style style:name="Таблица4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5" style:family="table">
      <style:table-properties style:width="16.882cm" fo:margin-left="0cm" fo:margin-top="0cm" fo:margin-bottom="0cm" table:align="left" style:writing-mode="lr-tb"/>
    </style:style>
    <style:style style:name="Таблица5.A" style:family="table-column">
      <style:table-column-properties style:column-width="8.44cm"/>
    </style:style>
    <style:style style:name="Таблица5.B" style:family="table-column">
      <style:table-column-properties style:column-width="8.44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5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officeooo:paragraph-rsid="0007bcd5"/>
    </style:style>
    <style:style style:name="P3" style:family="paragraph" style:parent-style-name="Standard">
      <style:paragraph-properties fo:margin-top="0cm" fo:margin-bottom="0.423cm" style:contextual-spacing="false" fo:text-align="center" style:justify-single-word="false" fo:text-indent="0cm" style:auto-text-indent="false"/>
      <style:text-properties officeooo:paragraph-rsid="0007bcd5"/>
    </style:style>
    <style:style style:name="P4" style:family="paragraph" style:parent-style-name="Standard">
      <style:paragraph-properties fo:margin-left="1.501cm" fo:text-align="center" style:justify-single-word="false" fo:text-indent="0cm" style:auto-text-indent="false"/>
      <style:text-properties officeooo:paragraph-rsid="0007bcd5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officeooo:paragraph-rsid="0007bcd5" style:font-size-asian="14pt" style:font-size-complex="14pt"/>
    </style:style>
    <style:style style:name="P6" style:family="paragraph" style:parent-style-name="Standard">
      <style:paragraph-properties fo:margin-top="0cm" fo:margin-bottom="0.212cm" style:contextual-spacing="false" fo:text-align="start" style:justify-single-word="false" fo:text-indent="0cm" style:auto-text-indent="false"/>
      <style:text-properties fo:font-size="14pt" officeooo:paragraph-rsid="0007bcd5" style:font-size-asian="14pt" style:font-size-complex="14pt"/>
    </style:style>
    <style:style style:name="P7" style:family="paragraph" style:parent-style-name="Standard">
      <style:paragraph-properties fo:text-align="start" style:justify-single-word="false" fo:text-indent="0cm" style:auto-text-indent="false"/>
      <style:text-properties fo:font-size="14pt" officeooo:paragraph-rsid="0007bcd5" style:font-size-asian="14pt" style:font-size-complex="14pt"/>
    </style:style>
    <style:style style:name="P8" style:family="paragraph" style:parent-style-name="Standard">
      <style:paragraph-properties fo:text-indent="0cm" style:auto-text-indent="false" fo:padding-left="0cm" fo:padding-right="0cm" fo:padding-top="0cm" fo:padding-bottom="0.035cm" fo:border="none" style:join-border="false">
        <style:tab-stops>
          <style:tab-stop style:position="0.25cm"/>
        </style:tab-stops>
      </style:paragraph-properties>
      <style:text-properties fo:font-size="14pt" officeooo:paragraph-rsid="0007bcd5" style:font-size-asian="14pt" style:font-size-complex="14pt"/>
    </style:style>
    <style:style style:name="P9" style:family="paragraph" style:parent-style-name="Standard">
      <style:paragraph-properties fo:text-indent="0cm" style:auto-text-indent="false" fo:padding-left="0cm" fo:padding-right="0cm" fo:padding-top="0.035cm" fo:padding-bottom="0.035cm" fo:border-left="none" fo:border-right="none" fo:border-top="1.5pt solid #000000" fo:border-bottom="1.5pt solid #000000" style:join-border="false">
        <style:tab-stops>
          <style:tab-stop style:position="0.25cm"/>
        </style:tab-stops>
      </style:paragraph-properties>
      <style:text-properties fo:font-size="14pt" officeooo:paragraph-rsid="0007bcd5" style:font-size-asian="14pt" style:font-size-complex="14pt"/>
    </style:style>
    <style:style style:name="P10" style:family="paragraph" style:parent-style-name="Standard">
      <style:paragraph-properties fo:text-indent="0cm" style:auto-text-indent="false">
        <style:tab-stops>
          <style:tab-stop style:position="0.25cm"/>
        </style:tab-stops>
      </style:paragraph-properties>
      <style:text-properties fo:font-size="14pt" officeooo:paragraph-rsid="0007bcd5" style:font-size-asian="14pt" style:font-size-complex="14pt"/>
    </style:style>
    <style:style style:name="P11" style:family="paragraph" style:parent-style-name="Standard">
      <style:paragraph-properties fo:margin-left="1.501cm" fo:text-indent="0cm" style:auto-text-indent="false"/>
      <style:text-properties fo:font-size="14pt" officeooo:paragraph-rsid="0007bcd5" style:font-size-asian="14pt" style:font-size-complex="14pt"/>
    </style:style>
    <style:style style:name="P12" style:family="paragraph" style:parent-style-name="Heading_20_2">
      <style:paragraph-properties fo:line-height="150%"/>
      <style:text-properties officeooo:paragraph-rsid="0007bcd5"/>
    </style:style>
    <style:style style:name="P13" style:family="paragraph" style:parent-style-name="Text_20_body">
      <style:paragraph-properties fo:margin-top="0.423cm" fo:margin-bottom="0.423cm" style:contextual-spacing="false" fo:line-height="150%"/>
      <style:text-properties officeooo:paragraph-rsid="0007bcd5"/>
    </style:style>
    <style:style style:name="P14" style:family="paragraph" style:parent-style-name="Text_20_body">
      <style:paragraph-properties fo:margin-top="0cm" fo:margin-bottom="0cm" style:contextual-spacing="false" fo:line-height="150%"/>
      <style:text-properties officeooo:paragraph-rsid="0007bcd5"/>
    </style:style>
    <style:style style:name="P15" style:family="paragraph" style:parent-style-name="Text_20_body">
      <style:paragraph-properties fo:line-height="150%" fo:text-align="center" style:justify-single-word="false"/>
      <style:text-properties officeooo:paragraph-rsid="0007bcd5"/>
    </style:style>
    <style:style style:name="P16" style:family="paragraph" style:parent-style-name="ds-markdown-paragraph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51cm" style:auto-text-indent="false" fo:background-color="#ffffff"/>
      <style:text-properties officeooo:paragraph-rsid="0007bcd5"/>
    </style:style>
    <style:style style:name="P17" style:family="paragraph" style:parent-style-name="Heading_20_2">
      <style:text-properties fo:font-weight="normal" officeooo:paragraph-rsid="0007bcd5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ru" fo:country="RU" officeooo:paragraph-rsid="0007bcd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" fo:font-size="14pt" fo:language="ru" fo:country="RU" officeooo:paragraph-rsid="0007bcd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text-indent="0cm" style:auto-text-indent="false"/>
      <style:text-properties style:font-name="Times New Roman" fo:font-size="14pt" officeooo:paragraph-rsid="0007bcd5" style:font-size-asian="14pt" style:font-size-complex="14pt"/>
    </style:style>
    <style:style style:name="P21" style:family="paragraph" style:parent-style-name="Text_20_body">
      <style:text-properties style:font-name="Times New Roman" fo:font-size="14pt" officeooo:paragraph-rsid="0007bcd5" style:font-size-asian="14pt" style:font-size-complex="14pt"/>
    </style:style>
    <style:style style:name="P22" style:family="paragraph" style:parent-style-name="Text_20_body">
      <style:paragraph-properties fo:margin-top="0.423cm" fo:margin-bottom="0.423cm" style:contextual-spacing="false" fo:line-height="150%"/>
      <style:text-properties style:font-name="Times New Roman" fo:font-size="14pt" officeooo:paragraph-rsid="0007bcd5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officeooo:paragraph-rsid="0007bcd5" style:font-size-asian="14pt" style:font-size-complex="14pt"/>
    </style:style>
    <style:style style:name="P24" style:family="paragraph" style:parent-style-name="Text_20_body">
      <style:paragraph-properties fo:margin-top="0cm" fo:margin-bottom="0.046cm" style:contextual-spacing="false" fo:line-height="150%"/>
      <style:text-properties style:font-name="Times New Roman" fo:font-size="14pt" officeooo:paragraph-rsid="0007bcd5" style:font-size-asian="14pt" style:font-size-complex="14pt"/>
    </style:style>
    <style:style style:name="P25" style:family="paragraph" style:parent-style-name="Штампы">
      <style:paragraph-properties fo:text-align="center" style:justify-single-word="false"/>
      <style:text-properties style:font-name="Times New Roman" fo:font-size="14pt" officeooo:paragraph-rsid="0007bcd5" style:font-size-asian="14pt" style:font-size-complex="16pt"/>
    </style:style>
    <style:style style:name="P26" style:family="paragraph" style:parent-style-name="Standard">
      <style:paragraph-properties fo:text-indent="0cm" style:auto-text-indent="false"/>
      <style:text-properties style:font-name="Times New Roman" fo:font-size="14pt" officeooo:paragraph-rsid="0007bcd5" fo:background-color="#ffff00" style:font-size-asian="14pt" style:font-size-complex="14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language="ru" fo:country="RU" officeooo:paragraph-rsid="0007bcd5" style:letter-kerning="false" style:font-name-asian="Times New Roman1" style:language-asian="ru" style:country-asian="RU" style:font-name-complex="Times New Roman1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language="ru" fo:country="RU" officeooo:paragraph-rsid="0007bcd5" style:letter-kerning="false" style:font-name-asian="Times New Roman1" style:language-asian="ru" style:country-asian="RU" style:font-name-complex="Times New Roman1" style:language-complex="ar" style:country-complex="SA"/>
    </style:style>
    <style:style style:name="P29" style:family="paragraph" style:parent-style-name="Standard">
      <style:paragraph-properties fo:text-align="center" style:justify-single-word="false" fo:text-indent="0cm" style:auto-text-indent="false"/>
      <style:text-properties officeooo:paragraph-rsid="0007bcd5" style:font-size-complex="10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officeooo:paragraph-rsid="0007bcd5" style:font-size-complex="16pt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officeooo:paragraph-rsid="0007bcd5"/>
    </style:style>
    <style:style style:name="P32" style:family="paragraph" style:parent-style-name="Standard">
      <style:paragraph-properties fo:margin-left="9.525cm" fo:margin-top="0cm" fo:margin-bottom="0.212cm" style:contextual-spacing="false" fo:text-align="start" style:justify-single-word="false" fo:text-indent="0cm" style:auto-text-indent="false"/>
      <style:text-properties officeooo:paragraph-rsid="0007bcd5"/>
    </style:style>
    <style:style style:name="P33" style:family="paragraph" style:parent-style-name="Standard">
      <style:paragraph-properties fo:text-indent="0cm" style:auto-text-indent="false"/>
      <style:text-properties officeooo:paragraph-rsid="0007bcd5"/>
    </style:style>
    <style:style style:name="P34" style:family="paragraph" style:parent-style-name="Standard">
      <style:paragraph-properties fo:text-indent="0.501cm" style:auto-text-indent="false"/>
      <style:text-properties officeooo:paragraph-rsid="0007bcd5"/>
    </style:style>
    <style:style style:name="P35" style:family="paragraph" style:parent-style-name="ds-markdown-paragraph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51cm" style:auto-text-indent="false" fo:background-color="#ffffff"/>
      <style:text-properties fo:color="#0f1115" loext:opacity="100%" fo:font-size="14pt" fo:font-weight="normal" officeooo:paragraph-rsid="0007bcd5" style:font-size-asian="14pt" style:font-weight-asian="normal" style:font-size-complex="14pt"/>
    </style:style>
    <style:style style:name="P36" style:family="paragraph" style:parent-style-name="Body_20_Text_20_2">
      <style:paragraph-properties fo:margin-top="0cm" fo:margin-bottom="0cm" style:contextual-spacing="false" fo:line-height="100%" fo:text-align="center" style:justify-single-word="false" fo:orphans="0" fo:widows="0"/>
    </style:style>
    <style:style style:name="P37" style:family="paragraph" style:parent-style-name="Body_20_Text_20_2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7bcd5"/>
    </style:style>
    <style:style style:name="P38" style:family="paragraph" style:parent-style-name="Frame_20_contents">
      <style:paragraph-properties fo:text-align="center" style:justify-single-word="false" fo:orphans="0" fo:widows="0" fo:text-indent="0cm" style:auto-text-indent="false"/>
    </style:style>
    <style:style style:name="P39" style:family="paragraph" style:parent-style-name="Frame_20_contents">
      <style:paragraph-properties fo:text-align="center" style:justify-single-word="false" fo:text-indent="0cm" style:auto-text-indent="false"/>
    </style:style>
    <style:style style:name="P40" style:family="paragraph" style:parent-style-name="Heading_20_3">
      <style:paragraph-properties fo:line-height="150%" fo:text-align="center" style:justify-single-word="false"/>
      <style:text-properties officeooo:paragraph-rsid="0007bcd5"/>
    </style:style>
    <style:style style:name="P41" style:family="paragraph" style:parent-style-name="List_20_Paragraph" style:list-style-name="WWNum4">
      <style:paragraph-properties fo:margin-left="0cm" fo:text-indent="0cm" style:auto-text-indent="false">
        <style:tab-stops>
          <style:tab-stop style:position="0.751cm"/>
        </style:tab-stops>
      </style:paragraph-properties>
      <style:text-properties fo:font-size="14pt" officeooo:paragraph-rsid="0007bcd5" style:font-size-asian="14pt" style:font-size-complex="14pt"/>
    </style:style>
    <style:style style:name="P42" style:family="paragraph" style:parent-style-name="List_20_Paragraph" style:list-style-name="WWNum4">
      <style:paragraph-properties fo:margin-top="0cm" fo:margin-bottom="0cm" style:contextual-spacing="true" fo:text-align="center" style:justify-single-word="false" fo:orphans="2" fo:widows="2"/>
      <style:text-properties style:font-name="Times New Roman" fo:font-size="14pt" fo:language="ru" fo:country="RU" officeooo:paragraph-rsid="0007bcd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3" style:family="paragraph" style:parent-style-name="Standard" style:master-page-name="Converted1">
      <style:paragraph-properties style:page-number="auto"/>
      <style:text-properties officeooo:paragraph-rsid="0007bcd5" style:font-size-complex="14pt"/>
    </style:style>
    <style:style style:name="P44" style:family="paragraph" style:parent-style-name="Standard">
      <style:text-properties officeooo:paragraph-rsid="0007bcd5" style:font-size-complex="14pt"/>
    </style:style>
    <style:style style:name="P45" style:family="paragraph" style:parent-style-name="Standard">
      <style:paragraph-properties fo:text-indent="0cm" style:auto-text-indent="false"/>
      <style:text-properties officeooo:paragraph-rsid="0007bcd5" style:font-size-complex="14pt"/>
    </style:style>
    <style:style style:name="P46" style:family="paragraph" style:parent-style-name="Standard">
      <style:paragraph-properties fo:text-align="start" style:justify-single-word="false" fo:text-indent="0cm" style:auto-text-indent="false"/>
      <style:text-properties officeooo:paragraph-rsid="0007bcd5" style:font-size-complex="14pt"/>
    </style:style>
    <style:style style:name="P47" style:family="paragraph" style:parent-style-name="Standard">
      <style:paragraph-properties fo:margin-lef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0.751cm"/>
        </style:tab-stops>
      </style:paragraph-properties>
      <style:text-properties officeooo:paragraph-rsid="0007bcd5"/>
    </style:style>
    <style:style style:name="P48" style:family="paragraph" style:parent-style-name="Standard">
      <style:paragraph-properties fo:text-align="center" style:justify-single-word="false" fo:text-indent="0cm" style:auto-text-indent="false"/>
      <style:text-properties officeooo:paragraph-rsid="0007bcd5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 fo:break-before="page"/>
      <style:text-properties officeooo:paragraph-rsid="0007bcd5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 fo:text-indent="0cm" style:auto-text-indent="false" fo:break-before="page"/>
      <style:text-properties officeooo:paragraph-rsid="0007bcd5"/>
    </style:style>
    <style:style style:name="P51" style:family="paragraph" style:parent-style-name="Standard">
      <style:paragraph-properties fo:text-align="center" style:justify-single-word="false" fo:orphans="0" fo:widows="0" fo:text-indent="0cm" style:auto-text-indent="false"/>
      <style:text-properties officeooo:paragraph-rsid="0007bcd5"/>
    </style:style>
    <style:style style:name="P52" style:family="paragraph" style:parent-style-name="Standard">
      <style:paragraph-properties>
        <style:tab-stops>
          <style:tab-stop style:position="7.62cm"/>
        </style:tab-stops>
      </style:paragraph-properties>
      <style:text-properties officeooo:paragraph-rsid="0007bcd5"/>
    </style:style>
    <style:style style:name="P53" style:family="paragraph" style:parent-style-name="Standard">
      <style:paragraph-properties fo:text-align="center" style:justify-single-word="false" fo:text-indent="0cm" style:auto-text-indent="false"/>
      <style:text-properties fo:font-size="18pt" fo:font-weight="bold" officeooo:paragraph-rsid="0007bcd5" style:font-size-asian="18pt" style:font-weight-asian="bold" style:font-size-complex="18pt"/>
    </style:style>
    <style:style style:name="P54" style:family="paragraph" style:parent-style-name="Standard">
      <style:paragraph-properties fo:margin-top="0cm" fo:margin-bottom="0.423cm" style:contextual-spacing="false" fo:text-align="center" style:justify-single-word="false" fo:text-indent="0cm" style:auto-text-indent="false"/>
      <style:text-properties fo:font-size="22pt" fo:font-weight="bold" officeooo:paragraph-rsid="0007bcd5" style:font-size-asian="22pt" style:font-weight-asian="bold" style:font-size-complex="22pt"/>
    </style:style>
    <style:style style:name="P55" style:family="paragraph" style:parent-style-name="Standard">
      <style:paragraph-properties fo:margin-left="9.525cm" fo:margin-top="0cm" fo:margin-bottom="0.212cm" style:contextual-spacing="false" fo:text-align="start" style:justify-single-word="false" fo:text-indent="0cm" style:auto-text-indent="false"/>
      <style:text-properties officeooo:paragraph-rsid="0007bcd5" style:font-weight-complex="bold"/>
    </style:style>
    <style:style style:name="P56" style:family="paragraph" style:parent-style-name="Standard" style:list-style-name="WWNum4">
      <style:paragraph-properties fo:margin-left="0cm" fo:margin-top="0cm" fo:margin-bottom="0cm" style:contextual-spacing="false" fo:text-indent="0cm" style:auto-text-indent="false" fo:break-before="page">
        <style:tab-stops>
          <style:tab-stop style:position="0.751cm"/>
        </style:tab-stops>
      </style:paragraph-properties>
      <style:text-properties fo:font-size="14pt" officeooo:paragraph-rsid="0007bcd5" style:font-size-asian="14pt" style:font-size-complex="14pt"/>
    </style:style>
    <style:style style:name="P57" style:family="paragraph" style:parent-style-name="Standard" style:list-style-name="WWNum4">
      <style:paragraph-properties fo:margin-left="0cm" fo:text-indent="0cm" style:auto-text-indent="false">
        <style:tab-stops>
          <style:tab-stop style:position="0.751cm"/>
        </style:tab-stops>
      </style:paragraph-properties>
      <style:text-properties fo:font-size="14pt" officeooo:paragraph-rsid="0007bcd5" style:font-size-asian="14pt" style:font-size-complex="14pt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ru" fo:country="RU" officeooo:paragraph-rsid="0007bcd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" fo:font-size="14pt" fo:language="ru" fo:country="RU" fo:font-weight="bold" officeooo:paragraph-rsid="0007bcd5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P60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officeooo:paragraph-rsid="0007bcd5" style:font-size-asian="14pt" style:font-size-complex="14pt"/>
    </style:style>
    <style:style style:name="P61" style:family="paragraph" style:parent-style-name="Standard">
      <style:paragraph-properties fo:text-indent="0cm" style:auto-text-indent="false"/>
      <style:text-properties style:font-name="Times New Roman" fo:font-size="14pt" officeooo:paragraph-rsid="0007bcd5" style:font-size-asian="14pt" style:font-size-complex="14pt"/>
    </style:style>
    <style:style style:name="P62" style:family="paragraph" style:parent-style-name="Standard" style:list-style-name="WWNum29">
      <style:paragraph-properties fo:margin-left="0.76cm" fo:text-indent="-0.76cm" style:auto-text-indent="false"/>
      <style:text-properties officeooo:paragraph-rsid="0007bcd5"/>
    </style:style>
    <style:style style:name="P63" style:family="paragraph" style:parent-style-name="Standard">
      <style:paragraph-properties fo:text-indent="0cm" style:auto-text-indent="false"/>
      <style:text-properties officeooo:paragraph-rsid="0007bcd5"/>
    </style:style>
    <style:style style:name="P64" style:family="paragraph" style:parent-style-name="Standard">
      <style:paragraph-properties fo:margin-left="0.501cm" fo:margin-right="0.249cm" fo:text-indent="0cm" style:auto-text-indent="false"/>
      <style:text-properties officeooo:paragraph-rsid="0007bcd5"/>
    </style:style>
    <style:style style:name="P65" style:family="paragraph" style:parent-style-name="Standard">
      <style:paragraph-properties fo:text-align="center" style:justify-single-word="false"/>
      <style:text-properties fo:font-size="12pt" officeooo:paragraph-rsid="0007bcd5" style:font-size-asian="12pt"/>
    </style:style>
    <style:style style:name="P66" style:family="paragraph" style:parent-style-name="Standard">
      <style:text-properties fo:font-size="12pt" officeooo:paragraph-rsid="0007bcd5" style:font-size-asian="12pt"/>
    </style:style>
    <style:style style:name="P67" style:family="paragraph" style:parent-style-name="Standard">
      <style:text-properties fo:font-size="12pt" officeooo:paragraph-rsid="0007bcd5" style:font-size-asian="12pt" style:language-asian="en" style:country-asian="US"/>
    </style:style>
    <style:style style:name="P68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07bcd5" style:font-size-asian="14pt" style:font-size-complex="14pt"/>
    </style:style>
    <style:style style:name="P69" style:family="paragraph" style:parent-style-name="Text_20_body">
      <style:paragraph-properties fo:margin-top="0.423cm" fo:margin-bottom="0.423cm" style:contextual-spacing="false" fo:line-height="150%"/>
      <style:text-properties officeooo:paragraph-rsid="00089fc8"/>
    </style:style>
    <style:style style:name="P70" style:family="paragraph" style:parent-style-name="Штампы">
      <style:paragraph-properties fo:margin-top="0cm" fo:margin-bottom="0.423cm" style:contextual-spacing="false" fo:text-align="center" style:justify-single-word="false"/>
    </style:style>
    <style:style style:name="P71" style:family="paragraph" style:parent-style-name="Штампы">
      <style:paragraph-properties fo:text-align="center" style:justify-single-word="false"/>
    </style:style>
    <style:style style:name="P72" style:family="paragraph" style:parent-style-name="Штампы">
      <style:paragraph-properties fo:text-align="center" style:justify-single-word="false"/>
      <style:text-properties officeooo:paragraph-rsid="0007bcd5"/>
    </style:style>
    <style:style style:name="P73" style:family="paragraph" style:parent-style-name="Штампы">
      <style:paragraph-properties fo:margin-top="0cm" fo:margin-bottom="0.423cm" style:contextual-spacing="false"/>
    </style:style>
    <style:style style:name="P74" style:family="paragraph" style:parent-style-name="Штампы" style:master-page-name="Converted1">
      <style:paragraph-properties fo:text-align="center" style:justify-single-word="false" style:page-number="auto"/>
      <style:text-properties style:font-name="Times New Roman" fo:font-size="12pt" officeooo:paragraph-rsid="0007bcd5" style:font-size-asian="12pt" style:font-size-complex="16pt"/>
    </style:style>
    <style:style style:name="P75" style:family="paragraph" style:parent-style-name="Штампы">
      <style:paragraph-properties fo:margin-left="0.049cm" fo:text-align="justify" style:justify-single-word="false" fo:text-indent="1.251cm" style:auto-text-indent="false"/>
      <style:text-properties officeooo:rsid="00072bd9" officeooo:paragraph-rsid="0007bcd5" fo:background-color="#ffff00"/>
    </style:style>
    <style:style style:name="P76" style:family="paragraph">
      <loext:graphic-properties draw:fill="none"/>
      <style:paragraph-properties fo:text-align="start"/>
      <style:text-properties fo:font-size="18pt"/>
    </style:style>
    <style:style style:name="P7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vantGardeGothicCTT" style:font-size-complex="14pt"/>
    </style:style>
    <style:style style:name="T2" style:family="text">
      <style:text-properties style:font-name="AvantGardeGothicCTT" fo:font-size="14pt" style:font-size-asian="14pt" style:font-size-complex="14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Times New Roman" fo:font-size="14pt" style:font-size-asian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032558" style:font-size-asian="14pt" style:font-size-complex="14pt"/>
    </style:style>
    <style:style style:name="T8" style:family="text">
      <style:text-properties style:font-name="Times New Roman" fo:font-size="14pt" officeooo:rsid="0003c42a" style:font-size-asian="14pt" style:font-size-complex="14pt"/>
    </style:style>
    <style:style style:name="T9" style:family="text">
      <style:text-properties style:font-name="Times New Roman" fo:font-size="14pt" officeooo:rsid="0004fb25" style:font-size-asian="14pt" style:font-size-complex="14pt"/>
    </style:style>
    <style:style style:name="T10" style:family="text">
      <style:text-properties style:font-name="Times New Roman" fo:font-size="14pt" officeooo:rsid="000501d8" style:font-size-asian="14pt" style:font-size-complex="14pt"/>
    </style:style>
    <style:style style:name="T11" style:family="text">
      <style:text-properties style:font-name="Times New Roman" fo:font-size="14pt" officeooo:rsid="00072bd9" style:font-size-asian="14pt" style:font-size-complex="14pt"/>
    </style:style>
    <style:style style:name="T12" style:family="text">
      <style:text-properties style:font-name="Times New Roman" fo:font-size="14pt" officeooo:rsid="000527b5" style:font-size-asian="14pt" style:font-size-complex="14pt"/>
    </style:style>
    <style:style style:name="T13" style:family="text">
      <style:text-properties style:font-name="Times New Roman" fo:font-size="14pt" style:font-size-asian="14pt" style:font-size-complex="14pt" style:font-weight-complex="bold"/>
    </style:style>
    <style:style style:name="T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language="en" fo:country="US" officeooo:rsid="0004fb25" style:font-size-asian="14pt" style:font-size-complex="14pt"/>
    </style:style>
    <style:style style:name="T16" style:family="text">
      <style:text-properties style:font-name="Times New Roman" fo:font-size="14pt" fo:language="en" fo:country="US" officeooo:rsid="000501d8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004fb25" style:font-size-asian="14pt" style:font-size-complex="14pt"/>
    </style:style>
    <style:style style:name="T19" style:family="text">
      <style:text-properties style:font-name="Times New Roman" fo:font-size="14pt" fo:language="ru" fo:country="RU" officeooo:rsid="000501d8" style:font-size-asian="14pt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weight="bold" style:font-weight-asian="normal" style:font-weight-complex="normal"/>
    </style:style>
    <style:style style:name="T22" style:family="text">
      <style:text-properties style:font-name="Times New Roman" fo:font-size="16pt" style:font-size-asian="16pt" style:font-size-complex="16pt"/>
    </style:style>
    <style:style style:name="T23" style:family="text">
      <style:text-properties style:font-name="Times New Roman" fo:font-size="16pt" style:text-underline-style="solid" style:text-underline-width="auto" style:text-underline-color="font-color" style:font-size-asian="16pt" style:font-size-complex="16pt" style:font-weight-complex="bold"/>
    </style:style>
    <style:style style:name="T24" style:family="text">
      <style:text-properties style:font-name="Times New Roman" fo:font-size="16pt" style:text-underline-style="solid" style:text-underline-width="auto" style:text-underline-color="font-color" officeooo:rsid="0007bcd5" style:font-size-asian="16pt" style:font-size-complex="16pt"/>
    </style:style>
    <style:style style:name="T25" style:family="text">
      <style:text-properties officeooo:rsid="00080377"/>
    </style:style>
    <style:style style:name="T26" style:family="text">
      <style:text-properties style:font-weight-complex="bold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language="ru" fo:country="RU" officeooo:rsid="00080377"/>
    </style:style>
    <style:style style:name="T30" style:family="text">
      <style:text-properties fo:language="ru" fo:country="RU" officeooo:rsid="00080377" style:font-weight-complex="bold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080377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weight-complex="bold"/>
    </style:style>
    <style:style style:name="T35" style:family="text">
      <style:text-properties fo:font-size="22pt" fo:font-weight="bold" style:font-size-asian="22pt" style:font-weight-asian="bold" style:font-size-complex="22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language="ru" fo:country="RU" officeooo:rsid="00080377" style:font-size-asian="22pt" style:font-size-complex="22pt"/>
    </style:style>
    <style:style style:name="T38" style:family="text">
      <style:text-properties fo:font-size="22pt" fo:language="en" fo:country="US" officeooo:rsid="00080377" style:font-size-asian="22pt" style:font-size-complex="22pt"/>
    </style:style>
    <style:style style:name="T39" style:family="text">
      <style:text-properties fo:text-transform="uppercase"/>
    </style:style>
    <style:style style:name="T40" style:family="text">
      <style:text-properties fo:font-size="12pt" style:font-size-asian="12pt"/>
    </style:style>
    <style:style style:name="T41" style:family="text">
      <style:text-properties fo:font-size="12pt" style:font-size-asian="12pt" style:language-asian="en" style:country-asian="US"/>
    </style:style>
    <style:style style:name="T42" style:family="text">
      <style:text-properties fo:font-size="12pt" fo:font-style="italic" style:font-size-asian="12pt" style:font-style-asian="italic" style:font-size-complex="11pt" style:font-style-complex="italic"/>
    </style:style>
    <style:style style:name="T43" style:family="text">
      <style:text-properties fo:font-size="11pt" style:font-size-asian="11pt" style:language-asian="en" style:country-asian="US" style:font-size-complex="11pt"/>
    </style:style>
    <style:style style:name="T44" style:family="text">
      <style:text-properties officeooo:rsid="00032558"/>
    </style:style>
    <style:style style:name="T45" style:family="text">
      <style:text-properties fo:color="#ff0000" loext:opacity="100%" style:font-name="Times New Roman" fo:font-size="14pt" style:font-size-asian="14pt" style:font-size-complex="14pt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color="#0f1115" loext:opacity="100%" style:font-name="Times New Roman" fo:font-size="14pt" fo:font-weight="normal" style:font-size-asian="14pt" style:font-weight-asian="normal" style:font-size-complex="14pt"/>
    </style:style>
    <style:style style:name="T49" style:family="text">
      <style:text-properties fo:color="#0f1115" loext:opacity="100%" style:font-name="Times New Roman" fo:font-size="14pt" fo:language="en" fo:country="US" fo:font-weight="normal" style:font-size-asian="14pt" style:font-weight-asian="normal" style:font-size-complex="14pt"/>
    </style:style>
    <style:style style:name="T50" style:family="text">
      <style:text-properties style:font-size-complex="14pt"/>
    </style:style>
    <style:style style:name="T51" style:family="text">
      <style:text-properties fo:font-size="28pt" fo:font-weight="bold" style:font-size-asian="28pt" style:font-weight-asian="bold" style:font-size-complex="28pt" style:font-weight-complex="bold"/>
    </style:style>
    <style:style style:name="T52" style:family="text">
      <style:text-properties officeooo:rsid="0007bcd5"/>
    </style:style>
    <style:style style:name="T53" style:family="text">
      <style:text-properties fo:font-size="32pt" fo:font-weight="bold" style:font-size-asian="32pt" style:font-weight-asian="bold" style:font-size-complex="32pt"/>
    </style:style>
    <style:style style:name="T54" style:family="text">
      <style:text-properties officeooo:rsid="00072bd9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663cm" fo:min-width="5.241cm" fo:padding-top="0cm" fo:padding-bottom="0cm" fo:padding-left="0cm" fo:padding-right="0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8.257cm" fo:min-width="15.559cm" fo:padding-top="0cm" fo:padding-bottom="0cm" fo:padding-left="0cm" fo:padding-right="0cm" fo:wrap-option="wrap" loext:decorative="false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middle" draw:auto-grow-height="false" fo:min-height="2.738cm" fo:min-width="17.445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middle" draw:auto-grow-height="false" fo:min-height="3.584cm" fo:min-width="15.963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4.447cm" fo:min-width="8.57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0.663cm" fo:min-width="5.241cm" fo:padding-top="0cm" fo:padding-bottom="0cm" fo:padding-left="0cm" fo:padding-right="0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3.531cm" fo:min-width="18.165cm" fo:padding-top="0cm" fo:padding-bottom="0cm" fo:padding-left="0cm" fo:padding-right="0cm" fo:wrap-option="wrap" loext:decorative="false" fo:margin-left="0cm" fo:margin-right="0.041cm" fo:margin-top="0cm" fo:margin-bottom="0.016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3.531cm" fo:min-width="18.165cm" fo:padding-top="0cm" fo:padding-bottom="0cm" fo:padding-left="0cm" fo:padding-right="0cm" fo:wrap-option="wrap" loext:decorative="false" fo:margin-left="0cm" fo:margin-right="0.041cm" fo:margin-top="0cm" fo:margin-bottom="0.01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 loext:marker-style-name="T50"><draw:custom-shape text:anchor-type="char" draw:z-index="1" draw:name="Text Box 12" draw:style-name="gr7" draw:text-style-name="P76" svg:width="18.164cm" svg:height="3.53cm" svg:x="0cm" svg:y="0.026cm"><text:p text:style-name="P38" loext:marker-style-name="T1"><text:span text:style-name="T1">Министерство цифрового развития, связи и массовых коммуникаций РФ</text:span></text:p><text:p text:style-name="P38" loext:marker-style-name="T1"><text:span text:style-name="T1">ФГБОУ «Сибирский государственный университет телекоммуникаций и информатики (СибГУТИ) </text:span></text:p><text:p text:style-name="P36" loext:marker-style-name="T2"><text:span text:style-name="T2">Уральский технический институт связи и информатики (филиал) </text:span></text:p><text:p text:style-name="P36" loext:marker-style-name="T2"><text:span text:style-name="T2">в г. Екатеринбурге (УрТИСИ СибГУТИ)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><draw:custom-shape text:anchor-type="char" draw:z-index="3" draw:name="Text Box 7" draw:style-name="gr5" draw:text-style-name="P76" svg:width="8.573cm" svg:height="4.446cm" svg:x="8.927cm" svg:y="0.392cm"><text:p text:style-name="Штампы" loext:marker-style-name="T6"><text:span text:style-name="T6">Кафедра информационных систем и технологий</text:span></text:p><text:p text:style-name="Штампы" loext:marker-style-name="T6"><text:span text:style-name="T6">Допустить к защите</text:span></text:p><text:p text:style-name="Штампы" loext:marker-style-name="T6"><text:span text:style-name="T6">Зав. Кафедрой, </text:span><text:span text:style-name="T13"><text:user-defined style:data-style-name="N0" text:name="Каф.Зав.СтепеньЗвание" text:fixed="true">к.п.н.</text:user-defined></text:span></text:p><text:p text:style-name="Штампы" loext:marker-style-name="T6"><text:span text:style-name="T20"><text:user-defined style:data-style-name="N0" text:name="Шаблон.Подпись"/></text:span><text:span text:style-name="T6"><text:s text:c="2"/></text:span><text:span text:style-name="T13"><text:user-defined style:data-style-name="N0" text:name="Каф.Зав.ФИО" text:fixed="true">Бурумбаев Д.И.</text:user-defined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 loext:marker-style-name="T50"/>
      <text:p text:style-name="P44" loext:marker-style-name="T50"><draw:custom-shape text:anchor-type="char" draw:z-index="4" draw:name="Text Box 14" draw:style-name="gr4" draw:text-style-name="P77" svg:width="16.47cm" svg:height="3.837cm" svg:x="3.016cm" svg:y="0.425cm"><text:p text:style-name="P39" loext:marker-style-name="T53"><text:span text:style-name="T51">ВЫПУСКНАЯ КВАЛИФИКАЦИОННАЯ РАБОТА БАКАЛАВР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44" loext:marker-style-name="T50"/>
      <text:p text:style-name="P44" loext:marker-style-name="T50"/>
      <text:p text:style-name="P44" loext:marker-style-name="T50"/>
      <text:p text:style-name="P44" loext:marker-style-name="T50"/>
      <text:p text:style-name="P44" loext:marker-style-name="T50"><draw:custom-shape text:anchor-type="char" draw:z-index="5" draw:name="Text Box 13" draw:style-name="gr3" draw:text-style-name="P77" svg:width="17.952cm" svg:height="2.991cm" svg:x="1.524cm" svg:y="0.589cm"><text:p text:style-name="P47"><text:span text:style-name="T36">Разработка </text:span><text:span text:style-name="T37">компьютерной игры на движке </text:span><text:span text:style-name="T38">Unreal Engine 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2" loext:marker-style-name="T50"><text:span text:style-name="T50"/></text:p>
      <text:p text:style-name="P44" loext:marker-style-name="T50"><draw:custom-shape text:anchor-type="char" draw:z-index="6" draw:name="Text Box 4" draw:style-name="gr2" draw:text-style-name="P76" svg:width="15.558cm" svg:height="8.256cm" svg:x="1.27cm" svg:y="2.63cm"><text:p text:style-name="P70" loext:marker-style-name="T22"><text:span text:style-name="T22">Пояснительная записка</text:span></text:p><text:p text:style-name="P73" loext:marker-style-name="T22"><text:span text:style-name="T22">Студент </text:span><text:span text:style-name="T24">Зыгарь А.Д.</text:span></text:p><text:p text:style-name="P73" loext:marker-style-name="T22"><text:span text:style-name="T22">Кафедра ИСиТ Группа </text:span><text:span text:style-name="T23"><text:user-defined style:data-style-name="N0" text:name="Студ.Группа" text:fixed="true">ПЕ-21Б</text:user-defined></text:span></text:p><text:p text:style-name="P73" loext:marker-style-name="T22"><text:span text:style-name="T22">Руководитель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4"><draw:custom-shape text:anchor-type="char" draw:z-index="0" draw:name="Text Box 2" draw:style-name="gr8" draw:text-style-name="P76" svg:width="18.164cm" svg:height="3.53cm" svg:x="0.016cm" svg:y="0.004cm"><text:p text:style-name="P38" loext:marker-style-name="T1"><text:span text:style-name="T1">Министерство цифрового развития, связи и массовых коммуникаций РФ</text:span></text:p><text:p text:style-name="P38" loext:marker-style-name="T1"><text:span text:style-name="T1">ФГБОУ «Сибирский государственный университет телекоммуникаций и информатики (СибГУТИ) </text:span></text:p><text:p text:style-name="P36" loext:marker-style-name="T2"><text:span text:style-name="T2">Уральский технический институт связи и информатики (филиал) </text:span></text:p><text:p text:style-name="P36" loext:marker-style-name="T2"><text:span text:style-name="T2">в г. Екатеринбурге (УрТИСИ СибГУТИ)</text:span></text:p><text:p text:style-name="Frame_20_contents"/><text:p text:style-name="Frame_20_contents"/><text:p text:style-name="Frame_20_contents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9"/>
      <text:p text:style-name="P29"/>
      <text:p text:style-name="P2"/>
      <text:p text:style-name="P53" loext:marker-style-name="T3"/>
      <text:p text:style-name="P53" loext:marker-style-name="T3"/>
      <text:p text:style-name="P53" loext:marker-style-name="T3"/>
      <text:p text:style-name="P53" loext:marker-style-name="T3"/>
      <text:p text:style-name="P2" loext:marker-style-name="T3"><text:span text:style-name="T3">КАФЕДРА </text:span></text:p>
      <text:p text:style-name="P5">информационных систем и технологий</text:p>
      <text:p text:style-name="P33"/>
      <text:p text:style-name="P33"/>
      <text:p text:style-name="P33"/>
      <text:p text:style-name="P33"/>
      <text:p text:style-name="P33"/>
      <text:p text:style-name="P53" loext:marker-style-name="T3"/>
      <text:p text:style-name="P2" loext:marker-style-name="T3"><text:span text:style-name="T3">ЗАДАНИЕ</text:span></text:p>
      <text:p text:style-name="P72" loext:marker-style-name="T4"><text:span text:style-name="T4">НА ВЫПУСКНУЮ КВАЛИФИКАЦИОННУЮ РАБОТУ БАКАЛАВРА</text:span></text:p>
      <text:p text:style-name="P54" loext:marker-style-name="T35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СТУДЕНТА <text:span text:style-name="T52">Зыгарь А.Д.</text:span></text:p>
          </table:table-cell>
          <table:table-cell table:style-name="Таблица1.A1" office:value-type="string">
            <text:p text:style-name="P18">ГРУППЫ ПЕ-21Б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2">«УТВЕРЖДАЮ»</text:p>
      <text:p text:style-name="P32"><text:user-defined style:data-style-name="N0" text:name="Шаблон.Дата"/></text:p>
      <text:p text:style-name="P32">Зав. кафедрой <text:span text:style-name="T26">ИСТ</text:span></text:p>
      <text:p text:style-name="P55"><text:user-defined style:data-style-name="N0" text:name="Каф.Зав.СтепеньЗвание" text:fixed="true">к.п.н.</text:user-defined></text:p>
      <text:p text:style-name="P32"><text:span text:style-name="T28"><text:user-defined style:data-style-name="N0" text:name="Шаблон.Подпись"/></text:span><text:s/>Бурумбаев Д.И.</text:p>
      <text:p text:style-name="P2"><draw:custom-shape text:anchor-type="char" draw:z-index="7" draw:name="Text Box 1" draw:style-name="gr1" draw:text-style-name="P76" svg:width="5.24cm" svg:height="0.662cm" svg:x="5.704cm" svg:y="2.838cm"><text:p text:style-name="P71" loext:marker-style-name="T6"><text:span text:style-name="T6">Екатеринбург - </text:span><text:span text:style-name="T6"><text:date style:data-style-name="N10114" text:date-value="2026-04-10T20:43:41.503000287">2026</text:dat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"/>
      <text:p text:style-name="P33"/>
      <text:list text:style-name="WWNum4">
        <text:list-item>
          <text:p text:style-name="P56"><text:span text:style-name="T28">Тема выпускной квалификационной работы бакалавра</text:span>: «Разработка <text:span text:style-name="T29">компьютерной игры на движке </text:span><text:span text:style-name="T32">Unreal Engine 4</text:span>» утверждена приказом СибГУТИ от <text:span text:style-name="T34"><text:user-defined style:data-style-name="N0" text:name="Приказ.Дата" text:fixed="true">«__» ________ 2024 г.</text:user-defined></text:span> № <text:span text:style-name="T34"><text:user-defined style:data-style-name="N0" text:name="Приказ.Номер"/></text:span></text:p>
        </text:list-item>
        <text:list-item>
          <text:p text:style-name="P57"><text:span text:style-name="T27">Срок сдачи студентом законченной работы:</text:span> <text:span text:style-name="T33"><text:user-defined style:data-style-name="N0" text:name="Сдача.Дата" text:fixed="true">10 июня 2026 г.</text:user-defined></text:span></text:p>
        </text:list-item>
      </text:list>
      <text:p text:style-name="P10"/>
      <text:list text:continue-numbering="true" text:style-name="WWNum4">
        <text:list-item>
          <text:p text:style-name="P41" loext:marker-style-name="T28"><text:span text:style-name="T28">Исходные данные к работе</text:span></text:p>
        </text:list-item>
      </text:list>
      <text:p text:style-name="P8">1 Специальная литература</text:p>
      <text:p text:style-name="P9">2 Материалы сети интернет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list text:continue-numbering="true" text:style-name="WWNum4">
              <text:list-item>
                <text:p text:style-name="P42" loext:marker-style-name="T28"><text:span text:style-name="T28">Содержание пояснительной записки</text:span></text:p>
              </text:list-item>
            </text:list>
            <text:p text:style-name="P18" loext:marker-style-name="T28"><text:span text:style-name="T28">(перечень подлежащих разработке вопросов)</text:span></text:p>
          </table:table-cell>
          <table:table-cell table:style-name="Таблица2.B1" office:value-type="string">
            <text:p text:style-name="P18" loext:marker-style-name="T28"><text:span text:style-name="T28">Сроки выполнения</text:span></text:p>
            <text:p text:style-name="P18" loext:marker-style-name="T28"><text:span text:style-name="T28">по разделам</text:span></text:p>
          </table:table-cell>
        </table:table-row>
        <table:table-row table:style-name="Таблица2.2"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  <table:table-row table:style-name="Таблица2.3">
          <table:table-cell table:style-name="Таблица2.A3" office:value-type="string">
            <text:p text:style-name="P19"/>
          </table:table-cell>
          <table:table-cell table:style-name="Таблица2.B3" office:value-type="string">
            <text:p text:style-name="P19"/>
          </table:table-cell>
        </table:table-row>
        <table:table-row table:style-name="Таблица2.4">
          <table:table-cell table:style-name="Таблица2.A4" office:value-type="string">
            <text:p text:style-name="P19"/>
          </table:table-cell>
          <table:table-cell table:style-name="Таблица2.B4" office:value-type="string">
            <text:p text:style-name="P19"/>
          </table:table-cell>
        </table:table-row>
        <table:table-row table:style-name="Таблица2.5">
          <table:table-cell table:style-name="Таблица2.A5" office:value-type="string">
            <text:p text:style-name="P19"/>
          </table:table-cell>
          <table:table-cell table:style-name="Таблица2.B5" office:value-type="string">
            <text:p text:style-name="P19"/>
          </table:table-cell>
        </table:table-row>
        <table:table-row table:style-name="Таблица2.6">
          <table:table-cell table:style-name="Таблица2.A6" office:value-type="string">
            <text:p text:style-name="P19"/>
          </table:table-cell>
          <table:table-cell table:style-name="Таблица2.B6" office:value-type="string">
            <text:p text:style-name="P19"/>
          </table:table-cell>
        </table:table-row>
        <table:table-row table:style-name="Таблица2.7">
          <table:table-cell table:style-name="Таблица2.A7" office:value-type="string">
            <text:p text:style-name="P19"/>
          </table:table-cell>
          <table:table-cell table:style-name="Таблица2.B7" office:value-type="string">
            <text:p text:style-name="P19"/>
          </table:table-cell>
        </table:table-row>
        <table:table-row table:style-name="Таблица2.8">
          <table:table-cell table:style-name="Таблица2.A8" office:value-type="string">
            <text:p text:style-name="P19"/>
          </table:table-cell>
          <table:table-cell table:style-name="Таблица2.B8" office:value-type="string">
            <text:p text:style-name="P19"/>
          </table:table-cell>
        </table:table-row>
        <table:table-row table:style-name="Таблица2.9">
          <table:table-cell table:style-name="Таблица2.A9" office:value-type="string">
            <text:p text:style-name="P19"/>
          </table:table-cell>
          <table:table-cell table:style-name="Таблица2.B9" office:value-type="string">
            <text:p text:style-name="P19"/>
          </table:table-cell>
        </table:table-row>
        <table:table-row table:style-name="Таблица2.10">
          <table:table-cell table:style-name="Таблица2.A10" office:value-type="string">
            <text:p text:style-name="P19"/>
          </table:table-cell>
          <table:table-cell table:style-name="Таблица2.B10" office:value-type="string">
            <text:p text:style-name="P19"/>
          </table:table-cell>
        </table:table-row>
        <table:table-row table:style-name="Таблица2.11">
          <table:table-cell table:style-name="Таблица2.A11" office:value-type="string">
            <text:p text:style-name="P19"/>
          </table:table-cell>
          <table:table-cell table:style-name="Таблица2.B11" office:value-type="string">
            <text:p text:style-name="P19"/>
          </table:table-cell>
        </table:table-row>
        <table:table-row table:style-name="Таблица2.12">
          <table:table-cell table:style-name="Таблица2.A12" office:value-type="string">
            <text:p text:style-name="P59" loext:marker-style-name="T28"/>
          </table:table-cell>
          <table:table-cell table:style-name="Таблица2.B12" office:value-type="string">
            <text:p text:style-name="P59" loext:marker-style-name="T28"/>
          </table:table-cell>
        </table:table-row>
        <table:table-row table:style-name="Таблица2.13">
          <table:table-cell table:style-name="Таблица2.A13" office:value-type="string">
            <text:p text:style-name="P19"/>
          </table:table-cell>
          <table:table-cell table:style-name="Таблица2.B13" office:value-type="string">
            <text:p text:style-name="P19"/>
          </table:table-cell>
        </table:table-row>
        <table:table-row table:style-name="Таблица2.14">
          <table:table-cell table:style-name="Таблица2.A14" office:value-type="string">
            <text:p text:style-name="P19"/>
          </table:table-cell>
          <table:table-cell table:style-name="Таблица2.B14" office:value-type="string">
            <text:p text:style-name="P19"/>
          </table:table-cell>
        </table:table-row>
        <table:table-row table:style-name="Таблица2.15">
          <table:table-cell table:style-name="Таблица2.A15" office:value-type="string">
            <text:p text:style-name="P19"/>
          </table:table-cell>
          <table:table-cell table:style-name="Таблица2.B15" office:value-type="string">
            <text:p text:style-name="P19"/>
          </table:table-cell>
        </table:table-row>
        <table:table-row table:style-name="Таблица2.16">
          <table:table-cell table:style-name="Таблица2.A16" office:value-type="string">
            <text:p text:style-name="P19"/>
          </table:table-cell>
          <table:table-cell table:style-name="Таблица2.B16" office:value-type="string">
            <text:p text:style-name="P19"/>
          </table:table-cell>
        </table:table-row>
        <table:table-row table:style-name="Таблица2.17">
          <table:table-cell table:style-name="Таблица2.A17" office:value-type="string">
            <text:p text:style-name="P19"/>
          </table:table-cell>
          <table:table-cell table:style-name="Таблица2.B17" office:value-type="string">
            <text:p text:style-name="P19"/>
          </table:table-cell>
        </table:table-row>
        <table:table-row table:style-name="Таблица2.18">
          <table:table-cell table:style-name="Таблица2.A18" office:value-type="string">
            <text:p text:style-name="P59" loext:marker-style-name="T28"/>
          </table:table-cell>
          <table:table-cell table:style-name="Таблица2.B18" office:value-type="string">
            <text:p text:style-name="P59" loext:marker-style-name="T28"/>
          </table:table-cell>
        </table:table-row>
        <table:table-row table:style-name="Таблица2.19">
          <table:table-cell table:style-name="Таблица2.A19" office:value-type="string">
            <text:p text:style-name="P19"/>
          </table:table-cell>
          <table:table-cell table:style-name="Таблица2.B19" office:value-type="string">
            <text:p text:style-name="P19"/>
          </table:table-cell>
        </table:table-row>
      </table:table>
      <text:p text:style-name="P11"/>
      <text:p text:style-name="P6"/>
      <text:p text:style-name="P6">Дата выдачи задания: <text:span text:style-name="T28"><text:user-defined style:data-style-name="N0" text:name="Шаблон.Дата"/></text:span><text:s/></text:p>
      <text:p text:style-name="P6">Руководитель <text:span text:style-name="T28"><text:user-defined style:data-style-name="N0" text:name="Шаблон.Подпись"/></text:span><text:s/></text:p>
      <text:p text:style-name="P6">Задание принял к исполнению <text:span text:style-name="T26"><text:user-defined style:data-style-name="N0" text:name="Шаблон.Дата"/></text:span><text:s/></text:p>
      <text:p text:style-name="P6">Студент <text:span text:style-name="T26"><text:user-defined style:data-style-name="N0" text:name="Шаблон.Подпись"/></text:span><text:s/><text:span text:style-name="T30">Зыгарь А.Д.</text:span></text:p>
      <text:p text:style-name="P7"/>
      <text:p text:style-name="P49" loext:marker-style-name="T35"><text:span text:style-name="T35">АННОТАЦИЯ</text:span></text:p>
      <text:p text:style-name="P46" loext:marker-style-name="T50"/>
      <text:p text:style-name="P60" loext:marker-style-name="T50">Выпускная квалификационная работа <text:span text:style-name="T25">Зыгар</text:span><text:span text:style-name="T29">я</text:span><text:span text:style-name="T25"> А.Д.</text:span></text:p>
      <text:p text:style-name="P60" loext:marker-style-name="T50">по теме «Разработка <text:span text:style-name="T29">компьютерной игры на движке </text:span><text:span text:style-name="T32">Unreal Engine 4</text:span>»</text:p>
      <text:p text:style-name="P20"/>
      <text:p text:style-name="P26">Объём работы <text:span text:style-name="T31">N</text:span> страниц, на которых размещены 18 рисунков и 12 таблиц. При написании работы использовалось 34 источника.</text:p>
      <text:p text:style-name="P20"/>
      <text:p text:style-name="P20">Ключевые слова: вычислительная система, трансляционные обмены.</text:p>
      <text:p text:style-name="P20"/>
      <text:p text:style-name="P20" loext:marker-style-name="T50">Работа выполнена на кафедре <text:span text:style-name="T26">ИСТ УрТИСИ СибГУТИ</text:span>. </text:p>
      <text:p text:style-name="P20">Руководитель <text:span text:style-name="T26">– старший преподаватель Тупицын К.М </text:span><text:span text:style-name="T26"><text:user-defined style:data-style-name="N0" text:name="Рук.ФИО" text:fixed="true">.</text:user-defined></text:span><text:span text:style-name="T26">, </text:span></text:p>
      <text:p text:style-name="P45" loext:marker-style-name="T50"/>
      <text:p text:style-name="P75" loext:marker-style-name="T5"><text:span text:style-name="T5">сделать</text:span></text:p>
      <text:p text:style-name="P25"/>
      <text:p text:style-name="P30"/>
      <text:p text:style-name="P50" loext:marker-style-name="T1"><text:span text:style-name="T1">Министерство цифрового развития, связи и массовых коммуникаций РФ</text:span></text:p>
      <text:p text:style-name="P51" loext:marker-style-name="T1"><text:span text:style-name="T1">ФГБОУ «Сибирский государственный университет телекоммуникаций и информатики (СибГУТИ) </text:span></text:p>
      <text:p text:style-name="P37" loext:marker-style-name="T2"><text:span text:style-name="T2">Уральский технический институт связи и информатики (филиал) </text:span></text:p>
      <text:p text:style-name="P37" loext:marker-style-name="T2"><text:span text:style-name="T2">в г. Екатеринбурге (УрТИСИ СибГУТИ)</text:span></text:p>
      <text:p text:style-name="P25"/>
      <text:p text:style-name="P31"/>
      <text:p text:style-name="P2" loext:marker-style-name="T35"><text:span text:style-name="T35">ОТЗЫВ</text:span></text:p>
      <text:p text:style-name="P33">о работе обучающегося <text:span text:style-name="T25">Зыгаря Антона Дмитриевича</text:span></text:p>
      <text:p text:style-name="P33">в период подготовки выпускной квалификационной работы по теме «Разработка <text:span text:style-name="T29">компьютерной игры на движке </text:span><text:span text:style-name="T32">Unreal Engine 4</text:span>»</text:p>
      <text:list text:style-name="WWNum29">
        <text:list-item>
          <text:p text:style-name="P62" loext:marker-style-name="T39">Направление подготовки<text:span text:style-name="T39">: 09.03.01 </text:span>Информатика и вычислительная техника</text:p>
        </text:list-item>
      </text:list>
      <text:p text:style-name="P33">Направленность (профиль): Программное обеспечение средств вычислительной техники и автоматизированных систем</text:p>
      <text:p text:style-name="P33"/>
      <text:p text:style-name="P3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3" loext:marker-style-name="T40"><text:span text:style-name="T40">Характеристика сформированности компетенций обучающегося:</text:span></text:p>
          </table:table-cell>
          <table:table-cell table:style-name="Таблица3.B1" office:value-type="string">
            <text:p text:style-name="P2" loext:marker-style-name="T40"><text:span text:style-name="T40">(высокий/средний/низкий)</text:span></text:p>
            <text:p text:style-name="P65" loext:marker-style-name="T40"/>
          </table:table-cell>
        </table:table-row>
        <table:table-row table:style-name="Таблица3.2">
          <table:table-cell table:style-name="Таблица3.A2" office:value-type="string">
            <text:p text:style-name="P33" loext:marker-style-name="T40"><text:span text:style-name="T40">Уровень освоения универсальных компетенций</text:span></text:p>
          </table:table-cell>
          <table:table-cell table:style-name="Таблица3.B2" office:value-type="string">
            <text:p text:style-name="P66" loext:marker-style-name="T40"/>
          </table:table-cell>
        </table:table-row>
        <table:table-row table:style-name="Таблица3.3">
          <table:table-cell table:style-name="Таблица3.A3" office:value-type="string">
            <text:p text:style-name="P33" loext:marker-style-name="T40"><text:span text:style-name="T40">Уровень освоения общепрофессиональных компетенций</text:span></text:p>
          </table:table-cell>
          <table:table-cell table:style-name="Таблица3.B3" office:value-type="string">
            <text:p text:style-name="P66" loext:marker-style-name="T40"/>
          </table:table-cell>
        </table:table-row>
        <table:table-row table:style-name="Таблица3.4">
          <table:table-cell table:style-name="Таблица3.A4" office:value-type="string">
            <text:p text:style-name="P33" loext:marker-style-name="T40"><text:span text:style-name="T40">Уровень освоения профессиональных компетенций</text:span></text:p>
          </table:table-cell>
          <table:table-cell table:style-name="Таблица3.B4" office:value-type="string">
            <text:p text:style-name="P66" loext:marker-style-name="T40"/>
          </table:table-cell>
        </table:table-row>
      </table:table>
      <text:p text:style-name="P34"><text:tab/></text:p>
      <text:p text:style-name="P64" loext:marker-style-name="T42"><text:span text:style-name="T42">Общие выводы и заключение по результатам работы обучающегося в период подготовки ВКР, степени выполнения поставленной цели решения задач ВКР, рекомендации ВКР защите.</text:span></text:p>
      <text:p text:style-name="P3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3" loext:marker-style-name="T43"><text:span text:style-name="T43">Рекомендована к опубликованию</text:span></text:p>
          </table:table-cell>
          <table:table-cell table:style-name="Таблица4.B1" office:value-type="string">
            <text:p text:style-name="P67" loext:marker-style-name="T41"/>
          </table:table-cell>
          <table:table-cell table:style-name="Таблица4.C1" office:value-type="string">
            <text:p text:style-name="P33" loext:marker-style-name="T43"><text:span text:style-name="T43">Тема предложена предприятием </text:span></text:p>
          </table:table-cell>
          <table:table-cell table:style-name="Таблица4.B1" office:value-type="string">
            <text:p text:style-name="P67" loext:marker-style-name="T41"/>
          </table:table-cell>
        </table:table-row>
        <table:table-row table:style-name="Таблица4.1">
          <table:table-cell table:style-name="Таблица4.A1" office:value-type="string">
            <text:p text:style-name="P33" loext:marker-style-name="T43"><text:span text:style-name="T43">Результат опубликован</text:span></text:p>
          </table:table-cell>
          <table:table-cell table:style-name="Таблица4.B1" office:value-type="string">
            <text:p text:style-name="P67" loext:marker-style-name="T41"/>
          </table:table-cell>
          <table:table-cell table:style-name="Таблица4.C1" office:value-type="string">
            <text:p text:style-name="P33" loext:marker-style-name="T43"><text:span text:style-name="T43">Тема предложена студентом </text:span></text:p>
          </table:table-cell>
          <table:table-cell table:style-name="Таблица4.B1" office:value-type="string">
            <text:p text:style-name="P67" loext:marker-style-name="T41"/>
          </table:table-cell>
        </table:table-row>
        <table:table-row table:style-name="Таблица4.1">
          <table:table-cell table:style-name="Таблица4.A1" office:value-type="string">
            <text:p text:style-name="P33" loext:marker-style-name="T43"><text:span text:style-name="T43">Внедрена</text:span></text:p>
          </table:table-cell>
          <table:table-cell table:style-name="Таблица4.B1" office:value-type="string">
            <text:p text:style-name="P67" loext:marker-style-name="T41"/>
          </table:table-cell>
          <table:table-cell table:style-name="Таблица4.C1" office:value-type="string">
            <text:p text:style-name="P33" loext:marker-style-name="T43"><text:span text:style-name="T43">Тема предложена кафедрой</text:span></text:p>
          </table:table-cell>
          <table:table-cell table:style-name="Таблица4.B1" office:value-type="string">
            <text:p text:style-name="P67" loext:marker-style-name="T41"/>
          </table:table-cell>
        </table:table-row>
        <table:table-row table:style-name="Таблица4.1">
          <table:table-cell table:style-name="Таблица4.A1" office:value-type="string">
            <text:p text:style-name="P33" loext:marker-style-name="T43"><text:span text:style-name="T43">Имеет практическую ценность</text:span></text:p>
          </table:table-cell>
          <table:table-cell table:style-name="Таблица4.B1" office:value-type="string">
            <text:p text:style-name="P67" loext:marker-style-name="T41"/>
          </table:table-cell>
          <table:table-cell table:style-name="Таблица4.C1" office:value-type="string">
            <text:p text:style-name="P33" loext:marker-style-name="T43"><text:span text:style-name="T43">Тема является фундаментальной</text:span></text:p>
          </table:table-cell>
          <table:table-cell table:style-name="Таблица4.B1" office:value-type="string">
            <text:p text:style-name="P67" loext:marker-style-name="T41"/>
          </table:table-cell>
        </table:table-row>
        <table:table-row table:style-name="Таблица4.1">
          <table:table-cell table:style-name="Таблица4.A1" office:value-type="string">
            <text:p text:style-name="P33" loext:marker-style-name="T43"><text:span text:style-name="T43">Имеет научно-исследовательский характер</text:span></text:p>
          </table:table-cell>
          <table:table-cell table:style-name="Таблица4.B1" office:value-type="string">
            <text:p text:style-name="P67" loext:marker-style-name="T41"/>
          </table:table-cell>
          <table:table-cell table:style-name="Таблица4.C1" office:value-type="string">
            <text:p text:style-name="P33" loext:marker-style-name="T43"><text:span text:style-name="T43">Рекомендую студента в магистратуру</text:span></text:p>
          </table:table-cell>
          <table:table-cell table:style-name="Таблица4.B1" office:value-type="string">
            <text:p text:style-name="P67" loext:marker-style-name="T41"/>
          </table:table-cell>
        </table:table-row>
        <table:table-row table:style-name="Таблица4.1">
          <table:table-cell table:style-name="Таблица4.A1" office:value-type="string">
            <text:p text:style-name="P33" loext:marker-style-name="T43"><text:span text:style-name="T43">Рекомендована к внедрению</text:span></text:p>
          </table:table-cell>
          <table:table-cell table:style-name="Таблица4.B1" office:value-type="string">
            <text:p text:style-name="P67" loext:marker-style-name="T41"/>
          </table:table-cell>
          <table:table-cell table:style-name="Таблица4.C1" office:value-type="string">
            <text:p text:style-name="P33" loext:marker-style-name="T43"><text:span text:style-name="T43">Рекомендую студента в аспирантуру</text:span></text:p>
          </table:table-cell>
          <table:table-cell table:style-name="Таблица4.B1" office:value-type="string">
            <text:p text:style-name="P67" loext:marker-style-name="T41"/>
          </table:table-cell>
        </table:table-row>
      </table:table>
      <text:p text:style-name="P31"/>
      <text:p text:style-name="P31"/>
      <text:p text:style-name="P31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7"><text:span text:style-name="T26"><text:user-defined style:data-style-name="N0" text:name="Рук.Должность" text:fixed="true">Профессор кафедры ИСТ </text:user-defined></text:span>УрТИСИ</text:p>
            <text:p text:style-name="P27"><text:span text:style-name="T26"><text:user-defined style:data-style-name="N0" text:name="Рук.СтепеньЗвание"/></text:span><text:s/></text:p>
          </table:table-cell>
          <table:table-cell table:style-name="Таблица5.B1" office:value-type="string">
            <text:p text:style-name="P28"><text:span text:style-name="T26"><text:user-defined style:data-style-name="N0" text:name="Шаблон.Подпись"/></text:span><text:s/><text:span text:style-name="T26"><text:user-defined style:data-style-name="N0" text:name="Рук.ФИО"/></text:span></text:p>
          </table:table-cell>
        </table:table-row>
        <table:table-row table:style-name="Таблица5.1">
          <table:table-cell table:style-name="Таблица5.A1" table:number-columns-spanned="2" office:value-type="string">
            <text:p text:style-name="P28">(<text:span text:style-name="T26"><text:user-defined style:data-style-name="N0" text:name="Рук.ФИО.Полн" text:fixed="true">Петров Петр Петрович</text:user-defined></text:span>)</text:p>
          </table:table-cell>
          <table:covered-table-cell/>
        </table:table-row>
        <table:table-row table:style-name="Таблица5.1">
          <table:table-cell table:style-name="Таблица5.B1" table:number-columns-spanned="2" office:value-type="string">
            <text:p text:style-name="P28"><text:user-defined style:data-style-name="N0" text:name="Шаблон.Дата"/></text:p>
          </table:table-cell>
          <table:covered-table-cell/>
        </table:table-row>
      </table:table>
      <text:h text:style-name="P40" text:outline-level="3" text:is-list-header="true"><text:span text:style-name="Strong_20_Emphasis"><text:span text:style-name="T28"/></text:span></text:h>
      <text:p text:style-name="P15"><text:span text:style-name="Strong_20_Emphasis"><text:span text:style-name="T28"/></text:span></text:p>
      <text:p text:style-name="P15"><text:span text:style-name="Strong_20_Emphasis"><text:span text:style-name="T28"/></text:span></text:p>
      <text:h text:style-name="P40" text:outline-level="3"><text:soft-page-break/><text:span text:style-name="Strong_20_Emphasis"><text:span text:style-name="T28">ВВЕДЕНИЕ</text:span></text:span></text:h>
      <text:p text:style-name="P13"><text:span text:style-name="Strong_20_Emphasis"><text:span text:style-name="T14"><text:tab/></text:span></text:span><text:span text:style-name="Strong_20_Emphasis"><text:span text:style-name="T6">1. Актуальность разработки в контексте глобальных тенденций и состояния отечественной индустрии</text:span></text:span></text:p>
      <text:p text:style-name="P13"><text:span text:style-name="Основной_20_шрифт_20_абзаца"><text:span text:style-name="T6"><text:tab/>Современный мировой рынок компьютерных игр демонстрирует парадоксальную ситуацию. С одной стороны, он переживает период небывалого технологического и коммерческого роста, поддерживаемый крупными международными корпорациями, выпускающими высокобюджетные проекты-блокбастеры (AAA-игры). С другой стороны, благодаря доступности мощных инструментов разработки, таких как Unreal Engine и Unity, расцвел сегмент независимых (indie) студий, способных создавать инновационные и нишевые продукты, зачастую задающие новые тренды. В этом глобальном контексте жанр 3D-платформера, переживающий заметное возрождение после некоторого периода забвения, представляет собой перспективную нишу. Аудитория, ностальгирующая по классике жанра и ценящая чистый, требующий мастерства геймплей, с энтузиазмом встречает проекты, сочетающие в себе современную графику, сложный дизайн уровней и новые игровые механики. Именно в этой точке пересечения — между уважением к канонам жанра и стремлением к экспериментам — возникает пространство для актуальных разработок.</text:span></text:span></text:p>
      <text:p text:style-name="P22"><text:tab/>Однако ситуация на российском рынке разработки игр существенно отличается от глобальной. Несмотря на наличие ярких талантов и успешных кейсов, преимущественно в жанрах мобильных, казуальных и mid-core игр, отечественная индустрия сталкивается с системными вызовами. К ним относится ограниченный доступ к крупным инвестициям, сравнимый с бюджетами западных AAA-студий, что исторически сдерживало создание масштабных проектов с высокой стоимостью производства. Кроме того, наблюдается определенная зависимость от зарубежных технологий и движков, а также тенденция к клонированию успешных международных моделей, порой в ущерб оригинальности. В результате, сектор сложных, ориентированных на геймплей и <text:soft-page-break/>техничное исполнение проектов, к которым относятся и продвинутые 3D-платформеры, в России развит недостаточно. Это создает не только проблему, но и возможность. Разработка игры, сочетающей в себе нетипичные для отечественной практики амбиции — а именно интеграцию нескольких сложных геймлейных систем в единый продукт на современном движке — представляет собой значимый практический вызов. Успешная реализация такого проекта может служить примером того, как, используя доступные профессиональные инструменты (в данном случае Unreal Engine 4), можно создавать конкурентоспособные по геймплею и технической реализации продукты, внося вклад в диверсификацию портфолио российских разработчиков и наращивание экспертизы в создании комплексных игровых механик.</text:p>
      <text:p text:style-name="P13"><text:span text:style-name="Strong_20_Emphasis"><text:span text:style-name="T6"><text:tab/>1.1. Проблематика и ключевая задача проектирования игры</text:span></text:span></text:p>
      <text:p text:style-name="P13"><text:span text:style-name="Основной_20_шрифт_20_абзаца"><text:span text:style-name="T6"><text:tab/>Выявленная на глобальном и локальном рынке ниша для платформера конкретизируется в рамках данной работы через призму геймдизайна. Анализ популярных игр показывает, что лишь немногие проекты пытаются соединить несколько глубоких систем на равных правах. Чаще всего платформинг выступает как основной элемент, а </text:span></text:span><text:span text:style-name="Основной_20_шрифт_20_абзаца"><text:span text:style-name="T7">головоломки</text:span></text:span><text:span text:style-name="Основной_20_шрифт_20_абзаца"><text:span text:style-name="T6"> — как упрощенная второстепенная механика, или наоборот. Таким образом, центральной </text:span></text:span><text:span text:style-name="Strong_20_Emphasis"><text:span text:style-name="T14">проектно-геймдизайнерской проблемой</text:span></text:span><text:span text:style-name="Основной_20_шрифт_20_абзаца"><text:span text:style-name="T6"> является органичный синтез трех сложных компонентов. Первый компонент — это </text:span></text:span><text:span text:style-name="Strong_20_Emphasis"><text:span text:style-name="T14">высокодинамичный и точный платформинг</text:span></text:span><text:span text:style-name="Основной_20_шрифт_20_абзаца"><text:span text:style-name="T6">, требующий от игрока мастерства в управлении персонажем, расчета прыжков и использования всего арсенала движения. Второй компонент — </text:span></text:span><text:span text:style-name="Основной_20_шрифт_20_абзаца"><text:span text:style-name="T7">сложные и динамичные головоломки, использующие в себе в равной степени все показанные игрой механики и элементы платформинга, стараясь запутать игрока и не показывать ему явный путь действия, побуждая игрока самому его найти</text:span></text:span><text:span text:style-name="Основной_20_шрифт_20_абзаца"><text:span text:style-name="T6">. Третий компонент — </text:span></text:span><text:span text:style-name="Основной_20_шрифт_20_абзаца"><text:span text:style-name="T7">динамичная система передвижения, добовляющая динамики и сложности для прохождения ограниченных в пространстве сегментов.</text:span></text:span></text:p>
      <text:p text:style-name="P22"><text:soft-page-break/><text:tab/>Основная трудность заключается не в реализации каждой из этих систем по отдельности, а в их <text:span text:style-name="T44">взаимодействии</text:span>. Решение этой проблемы интеграции и составляет основную творческую и техническую задачу проекта.</text:p>
      <text:p text:style-name="P13"><text:span text:style-name="Strong_20_Emphasis"><text:span text:style-name="T6"><text:tab/>1.2. Анализ существующих решений-аналогов</text:span></text:span></text:p>
      <text:p text:style-name="P13"><text:span text:style-name="Основной_20_шрифт_20_абзаца"><text:span text:style-name="T6"><text:tab/>Для поиска оптимальных решений был проведен детальный разбор игр, являющихся эталонами в интересующих аспектах. В области классического платформера, ориентированного на точное управление и прохождение уровней, эталоном выступает «Celeste» [</text:span></text:span><text:span text:style-name="Основной_20_шрифт_20_абзаца"><text:span text:style-name="T8">1</text:span></text:span><text:span text:style-name="Основной_20_шрифт_20_абзаца"><text:span text:style-name="T6">]. Ее достоинство — в кристально чистой физике прыжков, рывков, цепляний за стены и мгновенном перезапуске после смерти, что поощряет метод проб и ошибок. Однако «Celeste» почти не использует </text:span></text:span><text:span text:style-name="Основной_20_шрифт_20_абзаца"><text:span text:style-name="T8">отличных от платформинга</text:span></text:span><text:span text:style-name="Основной_20_шрифт_20_абзаца"><text:span text:style-name="T6"> механик</text:span></text:span><text:span text:style-name="Основной_20_шрифт_20_абзаца"><text:span text:style-name="T8">ах</text:span></text:span><text:span text:style-name="Основной_20_шрифт_20_абзаца"><text:span text:style-name="T6">, фокусируясь исключительно на преодолении препятствий. Для нашего проекта ценна сама структура управления и ощущение «честного» испытания, но её необходимо дополнить системой порталов и взаимодействия с </text:span></text:span><text:span text:style-name="Основной_20_шрифт_20_абзаца"><text:span text:style-name="T8">окружением и препятствиями.</text:span></text:span></text:p>
      <text:p text:style-name="P13"><text:span text:style-name="Основной_20_шрифт_20_абзаца"><text:span text:style-name="T6"><text:tab/>Что касается игр, построенных вокруг порталов, ключевым представителем является «Portal» (2007) [</text:span></text:span><text:span text:style-name="Основной_20_шрифт_20_абзаца"><text:span text:style-name="T8">2</text:span></text:span><text:span text:style-name="Основной_20_шрифт_20_абзаца"><text:span text:style-name="T6">]. Двусторонние порталы, сохраняющие импульс объекта, радикально меняют принципы навигации и решения пространственных головоломок. Тем не менее, трёхмерная природа «Portal» и отсутствие традиционных для 2D-платформера прыжков по платформам с точным приземлением ограничивают её прямую применимость. Зато сама механика связывания удалённых точек пространства и перенос скорости через портал — это то, что необходимо адаптировать для двухмерного платформера.</text:span></text:span></text:p>
      <text:p text:style-name="P13"><text:span text:style-name="Основной_20_шрифт_20_абзаца"><text:span text:style-name="T6"/></text:span></text:p>
      <text:p text:style-name="P13"><text:span text:style-name="Основной_20_шрифт_20_абзаца"><text:span text:style-name="T6"><text:tab/>Желательное для анализа 2D-воплощение порталов представлено в неофициальной игре «Portal: The Flash Version» и коммерческом проекте «Gateways» [</text:span></text:span><text:span text:style-name="Основной_20_шрифт_20_абзаца"><text:span text:style-name="T8">3</text:span></text:span><text:span text:style-name="Основной_20_шрифт_20_абзаца"><text:span text:style-name="T6">]. В них порталы успешно перенесены в двухмерную плоскость: </text:span></text:span><text:soft-page-break/><text:span text:style-name="Основной_20_шрифт_20_абзаца"><text:span text:style-name="T6">игрок размещает синий и оранжевый порталы на плоских поверхностях, а сохранение горизонтального и вертикального импульса позволяет выполнять сложные прыжковые последовательности. Эти игры доказывают, что порталы органично вписываются в 2D-платформер, добавляя нелинейность и возможность обходить препятствия без разрушения базовой физики движения. </text:span></text:span></text:p>
      <text:p text:style-name="P13"><text:span text:style-name="Strong_20_Emphasis"><text:span text:style-name="T6"><text:tab/>1.3. Цель и задачи выпускной квалификационной работы</text:span></text:span></text:p>
      <text:p text:style-name="P14"><text:span text:style-name="Основной_20_шрифт_20_абзаца"><text:span text:style-name="T6"><text:tab/>Проведенный анализ подтверждает наличие не только рыночной, но и творческой возможности для создания продукта, лишенного выявленных недостатков аналогов. Ни один из рассмотренных проектов не предлагает полноценного симбиоза сложного изометрического платформинга, динамичного </text:span></text:span><text:span text:style-name="Основной_20_шрифт_20_абзаца"><text:span text:style-name="T8">передвижение с задачей принемать решения ежесекундно</text:span></text:span><text:span text:style-name="Основной_20_шрифт_20_абзаца"><text:span text:style-name="T6">. Поэтому </text:span></text:span><text:span text:style-name="Strong_20_Emphasis"><text:span text:style-name="T14">целью данной работы</text:span></text:span><text:span text:style-name="Основной_20_шрифт_20_абзаца"><text:span text:style-name="T6"> является разработка и реализация функционирующего прототипа </text:span></text:span><text:span text:style-name="Основной_20_шрифт_20_абзаца"><text:span text:style-name="T8">2.5</text:span></text:span><text:span text:style-name="Основной_20_шрифт_20_абзаца"><text:span text:style-name="T6">D-компьютерной игры в жанре платформер, который интегрирует заявленные механики на основе движка Unreal Engine 4 </text:span></text:span><text:span text:style-name="Основной_20_шрифт_20_абзаца"><text:span text:style-name="T45">[3]</text:span></text:span><text:span text:style-name="Основной_20_шрифт_20_абзаца"><text:span text:style-name="T6">, тем самым внося практический вклад в освоение отечественными разработчиками методологии создания сложных геймплейных систем.</text:span></text:span></text:p>
      <text:p text:style-name="P14"><text:span text:style-name="Основной_20_шрифт_20_абзаца"><text:span text:style-name="T6"><text:tab/>Для последовательного достижения поставленной цели необходимо выполнить ряд взаимосвязанных задач:</text:span></text:span></text:p>
      <text:p text:style-name="P14"><text:span text:style-name="Основной_20_шрифт_20_абзаца"><text:span text:style-name="T15"><text:tab/>1.</text:span></text:span><text:span text:style-name="Основной_20_шрифт_20_абзаца"><text:span text:style-name="T6">Проектирование геймдизайн-документа, который формализует общую концепцию проекта и детально описывает ключевые механики. В первую очередь, это управление персонажем в условиях 2D-платформера: прыжки, рывки, цепляние за стены, приземление на движущиеся платформы. Особое внимание уделяется реализации порталов — механике создания двух связанных точек на плоских поверхностях, сохранению импульса при прохождении сквозь портал и ограничениям (например, невозможность размещения портала на некоторых типах текстур). Документ также фиксирует взаимодействие порталов с врагами </text:span></text:span><text:span text:style-name="Основной_20_шрифт_20_абзаца"><text:span text:style-name="T9">и</text:span></text:span><text:span text:style-name="Основной_20_шрифт_20_абзаца"><text:span text:style-name="T18"> </text:span></text:span><text:span text:style-name="Основной_20_шрифт_20_абзаца"><text:span text:style-name="T6">снарядам</text:span></text:span><text:span text:style-name="Основной_20_шрифт_20_абзаца"><text:span text:style-name="T15">b</text:span></text:span><text:span text:style-name="Основной_20_шрифт_20_абзаца"><text:span text:style-name="T6">.</text:span></text:span></text:p>
      <text:p text:style-name="P14"><text:span text:style-name="Основной_20_шрифт_20_абзаца"><text:span text:style-name="T15"><text:tab/>2.</text:span></text:span><text:span text:style-name="Основной_20_шрифт_20_абзаца"><text:span text:style-name="T6">Проектирование уровней-головоломок, построенных на принципе постепенного усложнения геймплея. Начальные уровни знакомят игрока с </text:span></text:span><text:soft-page-break/><text:span text:style-name="Основной_20_шрифт_20_абзаца"><text:span text:style-name="T6">базовыми действиями: одиночный портал, прыжок через портал для набора высоты. Последующие уровни вводят новые препятствия, характерные для 2D-платформера: исчезающие платформы, шипы, ловушки с таймерами, движущиеся блоки, врагов с разными патрульными маршрутами. Портал при этом становится инструментом не только для перемещения, но и для обхода ловушек, перенаправления снарядов или создания «замкнутых циклов», требующих точной последовательности действий. Каждый новый тип препятствия сначала подаётся в изолированной головоломке, а затем комбинируется с ранее изученными механиками.</text:span></text:span></text:p>
      <text:p text:style-name="P14"><text:span text:style-name="Основной_20_шрифт_20_абзаца"><text:span text:style-name="T15"><text:tab/>3.</text:span></text:span><text:span text:style-name="Основной_20_шрифт_20_абзаца"><text:span text:style-name="T6">Техническая реализация в среде Unreal Engine 4. Работа начинается с программирования базового функционала управления персонажем: обработка ввода с клавиатуры, расчёт скорости прыжка, силы гравитации, коллизий с платформами и стенами. Параллельно настраивается камера (следование за игроком с учётом границ уровня, плавное сглаживание). Следующий этап — реализация порталов: создание динамических материалов для визуализации, логика «выстрела» порталом, поиск подходящей поверхности по нормали, телепортация актора с сохранением вектора скорости и угла падения. Наконец, разрабатываются элементы для конструирования уровней и головоломок: движущиеся платформы, кнопки-активаторы, разрушаемые стены, переключатели, а также система респауна при падении в пропасть.</text:span></text:span></text:p>
      <text:p text:style-name="P14"><text:span text:style-name="Основной_20_шрифт_20_абзаца"><text:span text:style-name="T9"><text:tab/>4</text:span></text:span><text:span text:style-name="Основной_20_шрифт_20_абзаца"><text:span text:style-name="T15">.</text:span></text:span><text:span text:style-name="Основной_20_шрифт_20_абзаца"><text:span text:style-name="T18">И</text:span></text:span><text:span text:style-name="Основной_20_шрифт_20_абзаца"><text:span text:style-name="T6">нтеграция всех разработанных систем (управление, порталы, препятствия, враги, магические способности), их балансировка и тестирование в рамках целостного игрового цикла на созданных уровнях. Это включает регулировку скорости полёта снарядов, дальности прыжков, времени восстановления порталов, частоты появления врагов и сложности головоломок. Тестирование проводится как на отдельных уровнях, так и в сквозном прохождении, чтобы выявить нежелательные взаимодействия (например, застревание игрока в текстурах при телепортации, бесконечные циклы ускорения через два портала). Только после успешного прохождения всех тестов можно оценить достижение поставленной цели — создание гармоничного игрового </text:span></text:span><text:soft-page-break/><text:span text:style-name="Основной_20_шрифт_20_абзаца"><text:span text:style-name="T6">опыта, сочетающего динамичный 2D-платформер, нетривиальные головоломки с порталами и отзывчивое боевое взаимодействие.</text:span></text:span></text:p>
      <text:p text:style-name="P13"><text:span text:style-name="Основной_20_шрифт_20_абзаца"><text:span text:style-name="T6"><text:tab/></text:span></text:span></text:p>
      <text:p text:style-name="P15"><text:span text:style-name="Strong_20_Emphasis"><text:span text:style-name="T46">2.1</text:span></text:span><text:span text:style-name="Strong_20_Emphasis"><text:span text:style-name="T47">. </text:span></text:span><text:span text:style-name="Strong_20_Emphasis"><text:span text:style-name="T46">Критерии</text:span></text:span><text:span text:style-name="Strong_20_Emphasis"><text:span text:style-name="T47"> </text:span></text:span><text:span text:style-name="Strong_20_Emphasis"><text:span text:style-name="T46">выбора</text:span></text:span><text:span text:style-name="Strong_20_Emphasis"><text:span text:style-name="T47"> </text:span></text:span><text:span text:style-name="Strong_20_Emphasis"><text:span text:style-name="T46">инструментария</text:span></text:span><text:span text:style-name="Strong_20_Emphasis"><text:span text:style-name="T47"> </text:span></text:span><text:span text:style-name="Strong_20_Emphasis"><text:span text:style-name="T46">для</text:span></text:span><text:span text:style-name="Strong_20_Emphasis"><text:span text:style-name="T47"> </text:span></text:span><text:span text:style-name="Strong_20_Emphasis"><text:span text:style-name="T46">создания</text:span></text:span><text:span text:style-name="Strong_20_Emphasis"><text:span text:style-name="T47"> </text:span></text:span><text:span text:style-name="Strong_20_Emphasis"><text:span text:style-name="T46">3D</text:span></text:span><text:span text:style-name="Strong_20_Emphasis"><text:span text:style-name="T47">-</text:span></text:span><text:span text:style-name="Strong_20_Emphasis"><text:span text:style-name="T46">игры</text:span></text:span></text:p>
      <text:p text:style-name="P13"><text:span text:style-name="Основной_20_шрифт_20_абзаца"><text:span text:style-name="T6"><text:tab/>Выбор технологического стека является фундаментальным решением, определяющим эффективность разработки, качество итогового продукта и масштабируемость проекта. При создании игры, сочетающей сложный геймплей, трехмерную графику и динамичные взаимодействия, этот выбор должен удовлетворять нескольким ключевым критериям. Во-первых, инструменты должны обеспечивать </text:span></text:span><text:span text:style-name="Strong_20_Emphasis"><text:span text:style-name="T14">высокую производительность</text:span></text:span><text:span text:style-name="Основной_20_шрифт_20_абзаца"><text:span text:style-name="T6"> рендеринга и расчетов физики, что критично для динамичного платформера с моментальной реакцией на действия игрока. Во-вторых, необходим </text:span></text:span><text:span text:style-name="Strong_20_Emphasis"><text:span text:style-name="T14">эффективный и гибкий рабочий процесс</text:span></text:span><text:span text:style-name="Основной_20_шрифт_20_абзаца"><text:span text:style-name="T6">, позволяющий быстро прототипировать механики, итерировать дизайн уровней и интегрировать контент. В-третьих, учитывая специфику российского рынка с его бюджетными ограничениями, предпочтение отдается </text:span></text:span><text:span text:style-name="Strong_20_Emphasis"><text:span text:style-name="T14">доступным или условно-бесплатным решениям</text:span></text:span><text:span text:style-name="Основной_20_шрифт_20_абзаца"><text:span text:style-name="T6"> профессионального уровня с богатой обучающей базой и комьюнити. Наконец, стэк должен поддерживать </text:span></text:span><text:span text:style-name="Strong_20_Emphasis"><text:span text:style-name="T14">модульность и чистоту архитектуры</text:span></text:span><text:span text:style-name="Основной_20_шрифт_20_абзаца"><text:span text:style-name="T6">, что особенно важно для дипломного проекта, демонстрирующего не только художественный, но и инженерный замысел.</text:span></text:span></text:p>
      <text:p text:style-name="P13"><text:span text:style-name="Strong_20_Emphasis"><text:span text:style-name="T14"><text:tab/></text:span></text:span><text:span text:style-name="Strong_20_Emphasis"><text:span text:style-name="T6">2.2. Unreal Engine 4 как основной движок разработки</text:span></text:span></text:p>
      <text:p text:style-name="P13"><text:span text:style-name="Основной_20_шрифт_20_абзаца"><text:span text:style-name="T6"><text:tab/>В качестве основного движка для реализации проекта выбран </text:span></text:span><text:span text:style-name="Strong_20_Emphasis"><text:span text:style-name="T14">Unreal Engine 4 (UE4)</text:span></text:span><text:span text:style-name="Основной_20_шрифт_20_абзаца"><text:span text:style-name="T6">. Данный выбор является обоснованным и отвечает всем поставленным критериям. Unreal Engine 4 представляет собой полнофункциональный комплект для разработки игр любого жанра и масштаба, от инди-проектов до AAA-блокбастеров, что подтверждается его широким использованием в мировой индустрии.</text:span></text:span></text:p>
      <text:p text:style-name="P14"><text:soft-page-break/><text:span text:style-name="Основной_20_шрифт_20_абзаца"><text:span text:style-name="T6"><text:tab/>Unreal Engine 4 обладает рядом преимуществ, делающих его привлекательным для инди-разработки. Первым и наиболее значимым преимуществом является высокое качество графики «из коробки». Движок включает в себя передовые системы динамического освещения, физически-корректные материалы и продвинутую систему частиц Niagara. Для инди-проекта это означает возможность достичь визуального уровня, сопоставимого с ААА-играми, без необходимости приобретения дорогостоящих сторонних решений. </text:span></text:span></text:p>
      <text:p text:style-name="P14"><text:span text:style-name="Основной_20_шрифт_20_абзаца"><text:span text:style-name="T6"><text:tab/>Вторым преимуществом выступает система визуального программирования Blueprints. Она позволяет геймдизайнерам и художникам создавать игровую логику, не прибегая к написанию кода на C++, что ускоряет прототипирование механик и снижает порог входа для </text:span></text:span><text:span text:style-name="Основной_20_шрифт_20_абзаца"><text:span text:style-name="T10">людей</text:span></text:span><text:span text:style-name="Основной_20_шрифт_20_абзаца"><text:span text:style-name="T6"> без глубоких знаний программирования. </text:span></text:span></text:p>
      <text:p text:style-name="P14"><text:span text:style-name="Основной_20_шрифт_20_абзаца"><text:span text:style-name="T6"><text:tab/>Третьим важным фактором является открытость исходного кода: Epic Games предоставляет полный код движка на C++, что позволяет модифицировать любую его часть под специфические нужды проекта. <text:tab/>Четвёртое преимущество — лицензионная модель: Unreal Engine 4 распространяется бесплатно, а разработчик платит в размере пяти процентов только после того, как валовая выручка игры превысит один миллион долларов США, что для большинства инди-проектов означает полное отсутствие отчислений.</text:span></text:span></text:p>
      <text:p text:style-name="P14"><text:span text:style-name="Основной_20_шрифт_20_абзаца"><text:span text:style-name="T6"><text:tab/>Вместе с тем следует отметить и потенциальные сложности при работе с Unreal Engine 4. Крутая кривая обучения требует от разработчика больше времени на освоение по сравнению с Unity. Движок предъявляет повышенные требования к аппаратному обеспечению, включая процессор, видеокарту и объём оперативной памяти. Для 2D-проектов инструменты Unreal Engine 4 в виде модуля Paper2D менее проработаны, чем аналогичный инструментарий Unity, что может потребовать дополнительных ручных настроек. Кроме того, из-за того, что движок написан на C++, существует риск возникновения ошибок, связанных с нулевыми указателями, которые могут приводить к вылету проекта, что требует повышенной дисциплины при написании кода. </text:span></text:span></text:p>
      <text:p text:style-name="P14"><text:span text:style-name="Основной_20_шрифт_20_абзаца"><text:span text:style-name="T6"><text:tab/>Сравнивая Unreal Engine 4 с Unity, можно выделить несколько ключевых различий. По качеству графики и визуальных эффектов Unreal Engine 4 </text:span></text:span><text:soft-page-break/><text:span text:style-name="Основной_20_шрифт_20_абзаца"><text:span text:style-name="T6">значительно превосходит Unity, предлагая высокое качество «из коробки», тогда как Unity требует дополнительных настроек и сторонних ассетов для достижения сопоставимого результата. В области разработки 2D-игр, напротив, Unity является абсолютным лидером благодаря встроенным инструментам для работы со спрайтами, анимацией, тайловыми картами и физикой 2D, тогда как возможности Unreal Engine 4 в этой сфере ограничены, </text:span></text:span><text:span text:style-name="Основной_20_шрифт_20_абзаца"><text:span text:style-name="T10">однако это не представляет сильных неудобств для разработки игры, т.к почти все ресурсы для разработки игры, такие как модели и текстуры, не нуждаются в дальнейшей доработки.</text:span></text:span><text:span text:style-name="Основной_20_шрифт_20_абзаца"><text:span text:style-name="T19"> </text:span></text:span><text:span text:style-name="Основной_20_шрифт_20_абзаца"><text:span text:style-name="T17"><text:s/></text:span></text:span><text:span text:style-name="Основной_20_шрифт_20_абзаца"><text:span text:style-name="T6">Что касается языков программирования, Unreal Engine 4 использует C++ и визуальные скрипты Blueprints, в то время как Unity применяет более простой и безопасный C# вместе с визуальными скриптами Bolt. </text:span></text:span><text:span text:style-name="Основной_20_шрифт_20_абзаца"><text:span text:style-name="T10">Для данного проекта предоставляемые </text:span></text:span><text:span text:style-name="Основной_20_шрифт_20_абзаца"><text:span text:style-name="T16">UE4 </text:span></text:span><text:span text:style-name="Основной_20_шрифт_20_абзаца"><text:span text:style-name="T19">возможности сильно гораздо удобнее, чем средства разработки </text:span></text:span><text:span text:style-name="Основной_20_шрифт_20_абзаца"><text:span text:style-name="T16">Unity</text:span></text:span><text:span text:style-name="Основной_20_шрифт_20_абзаца"><text:span text:style-name="T6">. Доступ к исходному коду в Unreal Engine 4 является полным и бесплатным, в Unity же он ограничен и требует платных редакций. Производительность Unreal Engine 4 выше благодаря нативному коду, тогда как Unity работает на виртуальной машине .NET или Mono, что снижает скорость выполнения. </text:span></text:span></text:p>
      <text:p text:style-name="P14"><text:span text:style-name="Основной_20_шрифт_20_абзаца"><text:span text:style-name="T6"><text:tab/>Учитывая, что разрабатываемая игра представляет собой 2D-платформер с порталами и головоломками, но при этом не требует фотореалистичной 3D-графики, выбор между Unreal Engine 4 и Unity не является однозначным. Однако для целей данной дипломной работы был выбран Unreal Engine 4. Это решение объясняется возможностью использования системы Blueprints для быстрой реализации логики порталов, управления персонажем и головоломок, что снижает объём ручного написания кода. Кроме того, бесплатная лицензия не создаёт риска превышения порога выручки для инди-проекта, а наличие полного доступа к исходному коду позволяет при необходимости модифицировать физику порталов, включая сохранение импульса и обработку коллизий, что критически важно для данного проекта. Несмотря на то, что 2D-инструменты Unity развиты лучше, возможности Unreal Engine 4 в виде Paper2D с дополнительными настройками признаны достаточными для реализации заявленных механик. </text:span></text:span></text:p>
      <text:p text:style-name="P14"><text:soft-page-break/><text:span text:style-name="Основной_20_шрифт_20_абзаца"><text:span text:style-name="T6"><text:tab/>Таким образом, Unreal Engine 4 выбран в качестве основного движка разработки, что обеспечивает баланс между визуальным качеством, гибкостью программирования и финансовой доступностью.</text:span></text:span></text:p>
      <text:p text:style-name="P14"><text:span text:style-name="Strong_20_Emphasis"><text:span text:style-name="T14"/></text:span></text:p>
      <text:h text:style-name="P12" text:outline-level="2"><text:bookmark-start text:name="_Toc216784624"/><text:span text:style-name="Strong_20_Emphasis"><text:span text:style-name="T21">2.3. Принципы гибридной разработки на C++ и Blueprints</text:span></text:span><text:bookmark-end text:name="_Toc216784624"/></text:h>
      <text:p text:style-name="P35"><text:span text:style-name="Strong_20_Emphasis"><text:span text:style-name="T48"/></text:span></text:p>
      <text:p text:style-name="P16"><text:span text:style-name="Strong_20_Emphasis"><text:span text:style-name="T48">Unreal Engine предлагает разработчикам гибридную модель создания игрового продукта, которая позволяет комбинировать программирование на C++ с визуальным скриптованием в Blueprints. Данный подход обеспечивает уникальное сочетание производительности и скорости разработки.</text:span></text:span></text:p>
      <text:p text:style-name="P16"><text:span text:style-name="Strong_20_Emphasis"><text:span text:style-name="T48">C++ используется для реализации фундаментальных, высокопроизводительных систем игры;</text:span></text:span></text:p>
      <text:p text:style-name="P16"><text:span text:style-name="Strong_20_Emphasis"><text:span text:style-name="T48">- создание базовых классов игровых объектов, определяющих общую логику и структуру;</text:span></text:span></text:p>
      <text:p text:style-name="P16"><text:span text:style-name="Strong_20_Emphasis"><text:span text:style-name="T48">- разработка ядра системы процедурной генерации уровней, включая алгоритмы размещения и соединения помещений;</text:span></text:span></text:p>
      <text:p text:style-name="P16"><text:span text:style-name="Strong_20_Emphasis"><text:span text:style-name="T48">- реализация основных алгоритмов искусственного интеллекта для принятия стратегических решений;</text:span></text:span></text:p>
      <text:p text:style-name="P16"><text:span text:style-name="Strong_20_Emphasis"><text:span text:style-name="T48">- создание комплексной системы управления игровым состоянием и мета-прогрессом.</text:span></text:span></text:p>
      <text:p text:style-name="P16"><text:span text:style-name="Strong_20_Emphasis"><text:span text:style-name="T48">Роль </text:span></text:span><text:span text:style-name="Strong_20_Emphasis"><text:span text:style-name="T49">Blueprints</text:span></text:span><text:span text:style-name="Strong_20_Emphasis"><text:span text:style-name="T48"> в проекте это система визуального скриптинга находит применение в следующих аспектах;</text:span></text:span></text:p>
      <text:p text:style-name="P16"><text:span text:style-name="Strong_20_Emphasis"><text:span text:style-name="T48">- оперативное прототипирование игровых механик для верификации геймдизайнерских концепций;</text:span></text:span></text:p>
      <text:p text:style-name="P16"><text:span text:style-name="Strong_20_Emphasis"><text:span text:style-name="T48">- тонкая настройка параметров и характеристик объектов, инстанциированных из C++ классов;</text:span></text:span></text:p>
      <text:p text:style-name="P16"><text:span text:style-name="Strong_20_Emphasis"><text:span text:style-name="T48">- непосредственный дизайн уровней и расстановка объектов в игровом пространстве;</text:span></text:span></text:p>
      <text:p text:style-name="P16"><text:span text:style-name="Strong_20_Emphasis"><text:span text:style-name="T48">- создание и настройка визуальных эффектов, систем частиц и анимационных последовательностей;</text:span></text:span></text:p>
      <text:p text:style-name="P16"><text:soft-page-break/><text:span text:style-name="Strong_20_Emphasis"><text:span text:style-name="T48">- реализация уникальных сценарных событий, диалоговых систем и специальных последовательностей.</text:span></text:span></text:p>
      <text:p text:style-name="P16"><text:span text:style-name="Strong_20_Emphasis"><text:span text:style-name="T48">Ключевым организационным принципом является парадигма "C++ задает каркас, Blueprints – настраивает и расширяет". </text:span></text:span></text:p>
      <text:h text:style-name="P17" text:outline-level="2"><text:span text:style-name="Strong_20_Emphasis"><text:span text:style-name="T14"/></text:span></text:h>
      <text:p text:style-name="P13"><text:span text:style-name="Strong_20_Emphasis"><text:span text:style-name="T14"><text:tab/></text:span></text:span><text:span text:style-name="Strong_20_Emphasis"><text:span text:style-name="T6">2.</text:span></text:span><text:span text:style-name="Strong_20_Emphasis"><text:span text:style-name="T11">4</text:span></text:span><text:span text:style-name="Strong_20_Emphasis"><text:span text:style-name="T6">. Blender как универсальное решение для создания и подготовки контента</text:span></text:span></text:p>
      <text:p text:style-name="P14"><text:span text:style-name="Основной_20_шрифт_20_абзаца"><text:span text:style-name="T6"><text:tab/>Для задач трехмерного моделирования, UV-развертки, риггинга и анимации выбран </text:span></text:span><text:span text:style-name="Strong_20_Emphasis"><text:span text:style-name="T14">Blender</text:span></text:span><text:span text:style-name="Основной_20_шрифт_20_абзаца"><text:span text:style-name="T6">. Это решение продиктовано стратегией создания эффективного и экономичного конвейера разработки контента. Blender является полностью </text:span></text:span><text:span text:style-name="Strong_20_Emphasis"><text:span text:style-name="T14">бесплатным и open-source</text:span></text:span><text:span text:style-name="Основной_20_шрифт_20_абзаца"><text:span text:style-name="T6"> пакетом, функционал которого не уступает, а в некоторых аспектах превосходит коммерческие аналоги (3ds Max, Maya). </text:span></text:span><text:span text:style-name="T6">Хотя в профессиональной среде для трёхмерного моделирования и анимации традиционно доминировали Autodesk Maya и 3ds Max, при разработке игр на Unreal Engine 4 у Blender есть ряд убедительных преимуществ, особенно заметны</text:span><text:span text:style-name="T12">х</text:span><text:span text:style-name="T6"> для инди-разработчиков и небольших студий, где важны гибкость, скорость и бюджет. </text:span></text:p>
      <text:p text:style-name="P14"><text:span text:style-name="T6"><text:tab/>Ключевые плюсы Blender включают бесплатную и открытую модель распространения, высокую скорость внедрения новых технологий, тесную и постоянно улучшающуюся интеграцию с Unreal Engine, гибкость в настройке производственного пайплайна, а также активное и растущее сообщество, предоставляющее множество обучающих материалов и готовых решений. </text:span><text:span text:style-name="T12">Д</text:span><text:span text:style-name="T6">ля многих инди-проектов на Unreal Engine 4 Blender становится не просто доступной альтернативой, а более удобным и эффективным инструментом.</text:span></text:p>
      <text:p text:style-name="P14"><text:span text:style-name="T12"><text:tab/>Также </text:span><text:span text:style-name="T6">Blender имеет открытый исходный код. Его можно скачать, использовать для любых целей и распространять без каких-либо лицензионных отчислений, что снимает огромный финансовый барьер для входа в разработку игр и позволяет направлять ресурсы на другие аспекты проекта. В отличие от него, Autodesk Maya и 3ds Max являются дорогими коммерческими продуктами. Стоимость годовой подписки на каждый из них может составлять сотни или даже </text:span><text:soft-page-break/><text:span text:style-name="T6">тысячи долларов, что для инди-студии является существенными расходами, часто неподъёмными на начальных этапах.</text:span></text:p>
      <text:p text:style-name="P23"><text:tab/>Epic Games и сообщество разработчиков проделали огромную работу, чтобы сделать связку Blender и Unreal Engine невероятно удобной и мощной. Epic Games выпустила официальные аддоны для Blender, которые значительно упрощают и ускоряют перенос ассетов. Эти инструменты интегрируются непосредственно в интерфейс Blender и позволяют, например, экспортировать все ассеты сцены одной кнопкой. Благодаря этим аддонам и поддержке в самом движке, можно настроить экспорт один раз и в дальнейшем отправлять модели и анимации в Unreal Engine буквально в несколько кликов. Это резко контрастирует с более сложным и многоступенчатым пайплайном для Maya и 3ds Max, который часто требует установки дополнительных плагинов вроде Datasmith и тщательной настройки множества параметров.</text:p>
      <text:p text:style-name="P23"><text:tab/>Blender предлагает современный и гибкий подход к трёхмерному моделированию и анимации, который во многом ориентирован на быстрое создание контента. Благодаря наличию множества встроенных инструментов, таких как мощный скульптинг и процедурное текстурирование, Blender позволяет очень быстро создавать концепты и прототипы игровых ассетов, что делает его идеальным инструментом для итеративной разработки, когда нужно оперативно проверить, как механика будет выглядеть в игре. В отличие от Maya и 3ds Max, которые зачастую предлагают один жёстко заданный промышленный пайплайн, Blender даёт свободу экспериментировать и настраивать собственный рабочий процесс. Можно моделировать, риггить, анимировать и даже текстурировать ассеты в рамках одной программы, не переключаясь между несколькими специализированными приложениями. Кроме того, Blender известен своей инновационностью: новые функции часто появляются в нём раньше, чем в коммерческих пакетах, а разработчики активно прислушиваются к сообществу.</text:p>
      <text:p text:style-name="P24"><text:tab/>Таким образом, для разработки игр на Unreal Engine 4 Blender часто оказывается не просто доступной, а более удобной и перспективной альтернативой 3ds Max и Maya. Если цель состоит в том, чтобы создать качественную инди-игру с ограниченным бюджетом, где важны скорость создания <text:soft-page-break/>контента и гибкость процесса, Blender предоставляет для этого все необходимые инструменты и, благодаря поддержке Epic Games, бесшовную интеграцию с движком.</text:p>
      <text:p text:style-name="P21"/>
      <text:p text:style-name="P13"><text:span text:style-name="Основной_20_шрифт_20_абзаца"><text:span text:style-name="T45"/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<text:span text:style-name="Strong_20_Emphasis">2.</text:span><text:span text:style-name="Strong_20_Emphasis"><text:span text:style-name="T54">4</text:span></text:span><text:span text:style-name="Strong_20_Emphasis">. Blender как универсальное решение для создания и подготовки контент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antGardeGothicCTT" svg:font-family="AvantGardeGothicCTT" style:font-family-generic="roman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Штампы" style:family="paragraph">
      <style:paragraph-properties fo:margin-left="0.049cm" fo:margin-top="0cm" fo:margin-bottom="0cm" style:contextual-spacing="false" fo:text-align="start" style:justify-single-word="false" fo:orphans="2" fo:widows="2" style:writing-mode="lr-tb"/>
      <style:text-properties style:font-name="GOST type A" fo:font-family="'GOST type A'" style:font-family-generic="roman" style:font-pitch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ody_20_Text_20_2" style:display-name="Body Text 2" style:family="paragraph" style:parent-style-name="Standard">
      <style:paragraph-properties fo:margin-top="0cm" fo:margin-bottom="0.212cm" style:contextual-spacing="false" fo:line-height="200%" fo:text-align="start" style:justify-single-word="false" fo:text-indent="0cm" style:auto-text-indent="false"/>
      <style:text-properties fo:font-size="12pt" style:font-size-asian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color="#0f1115" loext:opacity="100%" fo:font-size="14pt" fo:font-weight="bold" style:font-size-asian="14pt" style:font-weight-asian="bold" style:font-size-complex="14pt" style:font-style-complex="italic" style:font-weight-complex="bold"/>
    </style:style>
    <style:style style:name="ds-markdown-paragraph" style:family="paragraph" style:parent-style-name="Standard">
      <style:paragraph-properties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as-char" svg:y="0cm" style:wrap="none" style:vertical-pos="middle" style:vertical-rel="line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54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255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256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257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258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259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260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261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7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cm" style:dynamic-spacing="true"/>
      </style:header-style>
      <style:footer-style>
        <style:header-footer-properties fo:min-height="1.628cm" fo:margin-left="0cm" fo:margin-right="0cm" fo:margin-top="1.5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Standard"/>
      </style:header>
      <style:footer>
        <text:p text:style-name="MP1"><text:page-number text:select-page="current">1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0T18:10:52.806000000</meta:creation-date>
    <dc:date>2026-04-10T20:43:41.347000000</dc:date>
    <meta:editing-duration>PT2H12M10S</meta:editing-duration>
    <meta:editing-cycles>2</meta:editing-cycles>
    <meta:generator>LibreOffice/24.2.5.2$Windows_X86_64 LibreOffice_project/bffef4ea93e59bebbeaf7f431bb02b1a39ee8a59</meta:generator>
    <meta:document-statistic meta:table-count="5" meta:image-count="0" meta:object-count="0" meta:page-count="21" meta:paragraph-count="144" meta:word-count="2955" meta:character-count="24084" meta:non-whitespace-character-count="21175"/>
  </office:meta>
</office:document-meta>
</file>